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19.78cm"/>
    </style:style>
    <style:style style:name="co5" style:family="table-column">
      <style:table-column-properties fo:break-before="auto" style:column-width="14.482cm"/>
    </style:style>
    <style:style style:name="co6" style:family="table-column">
      <style:table-column-properties fo:break-before="auto" style:column-width="11.17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3.63cm"/>
    </style:style>
    <style:style style:name="co11" style:family="table-column">
      <style:table-column-properties fo:break-before="auto" style:column-width="5.281cm"/>
    </style:style>
    <style:style style:name="co12" style:family="table-column">
      <style:table-column-properties fo:break-before="auto" style:column-width="9.077cm"/>
    </style:style>
    <style:style style:name="co13" style:family="table-column">
      <style:table-column-properties fo:break-before="auto" style:column-width="6.38cm"/>
    </style:style>
    <style:style style:name="co14" style:family="table-column">
      <style:table-column-properties fo:break-before="auto" style:column-width="13.18cm"/>
    </style:style>
    <style:style style:name="co15" style:family="table-column">
      <style:table-column-properties fo:break-before="auto" style:column-width="3.985cm"/>
    </style:style>
    <style:style style:name="co16" style:family="table-column">
      <style:table-column-properties fo:break-before="auto" style:column-width="4.646cm"/>
    </style:style>
    <style:style style:name="co17" style:family="table-column">
      <style:table-column-properties fo:break-before="auto" style:column-width="13.785cm"/>
    </style:style>
    <style:style style:name="co18" style:family="table-column">
      <style:table-column-properties fo:break-before="auto" style:column-width="13.788cm"/>
    </style:style>
    <style:style style:name="co19" style:family="table-column">
      <style:table-column-properties fo:break-before="auto" style:column-width="3.004cm"/>
    </style:style>
    <style:style style:name="co20" style:family="table-column">
      <style:table-column-properties fo:break-before="auto" style:column-width="3.466cm"/>
    </style:style>
    <style:style style:name="co21" style:family="table-column">
      <style:table-column-properties fo:break-before="auto" style:column-width="13.603cm"/>
    </style:style>
    <style:style style:name="co22" style:family="table-column">
      <style:table-column-properties fo:break-before="auto" style:column-width="10.862cm"/>
    </style:style>
    <style:style style:name="co23" style:family="table-column">
      <style:table-column-properties fo:break-before="auto" style:column-width="4.708cm"/>
    </style:style>
    <style:style style:name="co24" style:family="table-column">
      <style:table-column-properties fo:break-before="auto" style:column-width="9.035cm"/>
    </style:style>
    <style:style style:name="co25" style:family="table-column">
      <style:table-column-properties fo:break-before="auto" style:column-width="11.714cm"/>
    </style:style>
    <style:style style:name="co26" style:family="table-column">
      <style:table-column-properties fo:break-before="auto" style:column-width="9.855cm"/>
    </style:style>
    <style:style style:name="co27" style:family="table-column">
      <style:table-column-properties fo:break-before="auto" style:column-width="8.368cm"/>
    </style:style>
    <style:style style:name="co28" style:family="table-column">
      <style:table-column-properties fo:break-before="auto" style:column-width="3.515cm"/>
    </style:style>
    <style:style style:name="co29" style:family="table-column">
      <style:table-column-properties fo:break-before="auto" style:column-width="4.101cm"/>
    </style:style>
    <style:style style:name="co30" style:family="table-column">
      <style:table-column-properties fo:break-before="auto" style:column-width="2.196cm"/>
    </style:style>
    <style:style style:name="co31" style:family="table-column">
      <style:table-column-properties fo:break-before="auto" style:column-width="12.453cm"/>
    </style:style>
    <style:style style:name="co32" style:family="table-column">
      <style:table-column-properties fo:break-before="auto" style:column-width="13.979cm"/>
    </style:style>
    <style:style style:name="co33" style:family="table-column">
      <style:table-column-properties fo:break-before="auto" style:column-width="2.323cm"/>
    </style:style>
    <style:style style:name="co34" style:family="table-column">
      <style:table-column-properties fo:break-before="auto" style:column-width="9.703cm"/>
    </style:style>
    <style:style style:name="co35" style:family="table-column">
      <style:table-column-properties fo:break-before="auto" style:column-width="5.237cm"/>
    </style:style>
    <style:style style:name="co36" style:family="table-column">
      <style:table-column-properties fo:break-before="auto" style:column-width="14.305cm"/>
    </style:style>
    <style:style style:name="co37" style:family="table-column">
      <style:table-column-properties fo:break-before="auto" style:column-width="2.891cm"/>
    </style:style>
    <style:style style:name="co38" style:family="table-column">
      <style:table-column-properties fo:break-before="auto" style:column-width="0.986cm"/>
    </style:style>
    <style:style style:name="co39" style:family="table-column">
      <style:table-column-properties fo:break-before="auto" style:column-width="10.76cm"/>
    </style:style>
    <style:style style:name="co40" style:family="table-column">
      <style:table-column-properties fo:break-before="auto" style:column-width="10.728cm"/>
    </style:style>
    <style:style style:name="co41" style:family="table-column">
      <style:table-column-properties fo:break-before="auto" style:column-width="12.03cm"/>
    </style:style>
    <style:style style:name="co42" style:family="table-column">
      <style:table-column-properties fo:break-before="auto" style:column-width="3.902cm"/>
    </style:style>
    <style:style style:name="co43" style:family="table-column">
      <style:table-column-properties fo:break-before="auto" style:column-width="7.885cm"/>
    </style:style>
    <style:style style:name="co44" style:family="table-column">
      <style:table-column-properties fo:break-before="auto" style:column-width="13.15cm"/>
    </style:style>
    <style:style style:name="co45" style:family="table-column">
      <style:table-column-properties fo:break-before="auto" style:column-width="8.338cm"/>
    </style:style>
    <style:style style:name="co46" style:family="table-column">
      <style:table-column-properties fo:break-before="auto" style:column-width="20.978cm"/>
    </style:style>
    <style:style style:name="co47" style:family="table-column">
      <style:table-column-properties fo:break-before="auto" style:column-width="3.944cm"/>
    </style:style>
    <style:style style:name="co48" style:family="table-column">
      <style:table-column-properties fo:break-before="auto" style:column-width="3.667cm"/>
    </style:style>
    <style:style style:name="co49" style:family="table-column">
      <style:table-column-properties fo:break-before="auto" style:column-width="7.108cm"/>
    </style:style>
    <style:style style:name="co50" style:family="table-column">
      <style:table-column-properties fo:break-before="auto" style:column-width="15.072cm"/>
    </style:style>
    <style:style style:name="co51" style:family="table-column">
      <style:table-column-properties fo:break-before="auto" style:column-width="2.408cm"/>
    </style:style>
    <style:style style:name="co52" style:family="table-column">
      <style:table-column-properties fo:break-before="auto" style:column-width="3.314cm"/>
    </style:style>
    <style:style style:name="co53" style:family="table-column">
      <style:table-column-properties fo:break-before="auto" style:column-width="11.878cm"/>
    </style:style>
    <style:style style:name="co54" style:family="table-column">
      <style:table-column-properties fo:break-before="auto" style:column-width="15.57cm"/>
    </style:style>
    <style:style style:name="co55" style:family="table-column">
      <style:table-column-properties fo:break-before="auto" style:column-width="4.071cm"/>
    </style:style>
    <style:style style:name="co56" style:family="table-column">
      <style:table-column-properties fo:break-before="auto" style:column-width="10.668cm"/>
    </style:style>
    <style:style style:name="co57" style:family="table-column">
      <style:table-column-properties fo:break-before="auto" style:column-width="9.64cm"/>
    </style:style>
    <style:style style:name="co58" style:family="table-column">
      <style:table-column-properties fo:break-before="auto" style:column-width="8.793cm"/>
    </style:style>
    <style:style style:name="co59" style:family="table-column">
      <style:table-column-properties fo:break-before="auto" style:column-width="6.98cm"/>
    </style:style>
    <style:style style:name="co60" style:family="table-column">
      <style:table-column-properties fo:break-before="auto" style:column-width="10.058cm"/>
    </style:style>
    <style:style style:name="co61" style:family="table-column">
      <style:table-column-properties fo:break-before="auto" style:column-width="9.022cm"/>
    </style:style>
    <style:style style:name="co62" style:family="table-column">
      <style:table-column-properties fo:break-before="auto" style:column-width="22.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815cm" fo:break-before="auto" style:use-optimal-row-height="true"/>
    </style:style>
    <style:style style:name="ro8" style:family="table-row">
      <style:table-row-properties style:row-height="1.131cm" fo:break-before="auto" style:use-optimal-row-height="true"/>
    </style:style>
    <style:style style:name="ro9" style:family="table-row">
      <style:table-row-properties style:row-height="2.21cm" fo:break-before="auto" style:use-optimal-row-height="true"/>
    </style:style>
    <style:style style:name="ro10" style:family="table-row">
      <style:table-row-properties style:row-height="1.473cm" fo:break-before="auto" style:use-optimal-row-height="true"/>
    </style:style>
    <style:style style:name="ro11" style:family="table-row">
      <style:table-row-properties style:row-height="0.788cm" fo:break-before="auto" style:use-optimal-row-height="true"/>
    </style:style>
    <style:style style:name="ro12" style:family="table-row">
      <style:table-row-properties style:row-height="2.448cm" fo:break-before="auto" style:use-optimal-row-height="true"/>
    </style:style>
    <style:style style:name="ro13" style:family="table-row">
      <style:table-row-properties style:row-height="1.078cm" fo:break-before="auto" style:use-optimal-row-height="true"/>
    </style:style>
    <style:style style:name="ro14" style:family="table-row">
      <style:table-row-properties style:row-height="2.79cm" fo:break-before="auto" style:use-optimal-row-height="true"/>
    </style:style>
    <style:style style:name="ro15" style:family="table-row">
      <style:table-row-properties style:row-height="4.159cm" fo:break-before="auto" style:use-optimal-row-height="true"/>
    </style:style>
    <style:style style:name="ro16" style:family="table-row">
      <style:table-row-properties style:row-height="5.528cm" fo:break-before="auto" style:use-optimal-row-height="true"/>
    </style:style>
    <style:style style:name="ro17" style:family="table-row">
      <style:table-row-properties style:row-height="1.42cm" fo:break-before="auto" style:use-optimal-row-height="true"/>
    </style:style>
    <style:style style:name="ro18" style:family="table-row">
      <style:table-row-properties style:row-height="1.868cm" fo:break-before="auto" style:use-optimal-row-height="true"/>
    </style:style>
    <style:style style:name="ro19" style:family="table-row">
      <style:table-row-properties style:row-height="2.605cm" fo:break-before="auto" style:use-optimal-row-height="true"/>
    </style:style>
    <style:style style:name="ro20" style:family="table-row">
      <style:table-row-properties style:row-height="1.762cm" fo:break-before="auto" style:use-optimal-row-height="true"/>
    </style:style>
    <style:style style:name="ro21" style:family="table-row">
      <style:table-row-properties style:row-height="0.736cm" fo:break-before="auto" style:use-optimal-row-height="true"/>
    </style:style>
    <style:style style:name="ro22" style:family="table-row">
      <style:table-row-properties style:row-height="1.921cm" fo:break-before="auto" style:use-optimal-row-height="true"/>
    </style:style>
    <style:style style:name="ro23" style:family="table-row">
      <style:table-row-properties style:row-height="4.554cm" fo:break-before="auto" style:use-optimal-row-height="true"/>
    </style:style>
    <style:style style:name="ro24" style:family="table-row">
      <style:table-row-properties style:row-height="3.817cm" fo:break-before="auto" style:use-optimal-row-height="true"/>
    </style:style>
    <style:style style:name="ro25" style:family="table-row">
      <style:table-row-properties style:row-height="2.106cm" fo:break-before="auto" style:use-optimal-row-height="true"/>
    </style:style>
    <style:style style:name="ro26" style:family="table-row">
      <style:table-row-properties style:row-height="2.552cm" fo:break-before="auto" style:use-optimal-row-height="true"/>
    </style:style>
    <style:style style:name="ro27" style:family="table-row">
      <style:table-row-properties style:row-height="4.001cm" fo:break-before="auto" style:use-optimal-row-height="true"/>
    </style:style>
    <style:style style:name="ro28" style:family="table-row">
      <style:table-row-properties style:row-height="3.605cm" fo:break-before="auto" style:use-optimal-row-height="true"/>
    </style:style>
    <style:style style:name="ro29" style:family="table-row">
      <style:table-row-properties style:row-height="3.133cm" fo:break-before="auto" style:use-optimal-row-height="true"/>
    </style:style>
    <style:style style:name="ro30" style:family="table-row">
      <style:table-row-properties style:row-height="2.157cm" fo:break-before="auto" style:use-optimal-row-height="true"/>
    </style:style>
    <style:style style:name="ro31" style:family="table-row">
      <style:table-row-properties style:row-height="1.184cm" fo:break-before="auto" style:use-optimal-row-height="true"/>
    </style:style>
    <style:style style:name="ro32" style:family="table-row">
      <style:table-row-properties style:row-height="2.263cm" fo:break-before="auto" style:use-optimal-row-height="true"/>
    </style:style>
    <style:style style:name="ro33" style:family="table-row">
      <style:table-row-properties style:row-height="2.947cm" fo:break-before="auto" style:use-optimal-row-height="true"/>
    </style:style>
    <style:style style:name="ro34" style:family="table-row">
      <style:table-row-properties style:row-height="3.632cm" fo:break-before="auto" style:use-optimal-row-height="true"/>
    </style:style>
    <style:style style:name="ro35" style:family="table-row">
      <style:table-row-properties style:row-height="4.316cm" fo:break-before="auto" style:use-optimal-row-height="true"/>
    </style:style>
    <style:style style:name="ro36" style:family="table-row">
      <style:table-row-properties style:row-height="5.001cm" fo:break-before="auto" style:use-optimal-row-height="true"/>
    </style:style>
    <style:style style:name="ro37" style:family="table-row">
      <style:table-row-properties style:row-height="1.579cm" fo:break-before="auto" style:use-optimal-row-height="true"/>
    </style:style>
    <style:style style:name="ro38" style:family="table-row">
      <style:table-row-properties style:row-height="3.21cm" fo:break-before="auto" style:use-optimal-row-height="true"/>
    </style:style>
    <style:style style:name="ro39" style:family="table-row">
      <style:table-row-properties style:row-height="0.877cm" fo:break-before="auto" style:use-optimal-row-height="true"/>
    </style:style>
    <style:style style:name="ro40" style:family="table-row">
      <style:table-row-properties style:row-height="1.286cm" fo:break-before="auto" style:use-optimal-row-height="true"/>
    </style:style>
    <style:style style:name="ro41" style:family="table-row">
      <style:table-row-properties style:row-height="0.473cm" fo:break-before="auto" style:use-optimal-row-height="true"/>
    </style:style>
    <style:style style:name="ro42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5" style:family="table-cell" style:parent-style-name="Default">
      <style:table-cell-properties style:vertical-align="top"/>
    </style:style>
    <style:style style:name="ce46" style:family="table-cell" style:parent-style-name="Default">
      <style:table-cell-properties fo:background-color="#ffcc99" style:vertical-align="top"/>
    </style:style>
    <style:style style:name="ce47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fo:background-color="transparent" style:vertical-align="top"/>
    </style:style>
    <style:style style:name="ce55" style:family="table-cell" style:parent-style-name="Default">
      <style:table-cell-properties style:text-align-source="value-type" style:repeat-content="false" style:vertical-align="top"/>
    </style:style>
    <style:style style:name="ce57" style:family="table-cell" style:parent-style-name="Default">
      <style:table-cell-properties style:text-align-source="value-type" style:repeat-content="false" fo:background-color="transparent" style:vertical-align="top"/>
    </style:style>
    <style:style style:name="ce58" style:family="table-cell" style:parent-style-name="Default">
      <style:table-cell-properties fo:background-color="#ffff99" style:text-align-source="value-type" style:repeat-content="false" style:vertical-align="top"/>
      <style:paragraph-properties fo:margin-left="0cm"/>
    </style:style>
    <style:style style:name="ce6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6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62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63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6" style:family="table-cell" style:parent-style-name="Default"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71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85" style:family="table-cell" style:parent-style-name="Default">
      <style:table-cell-properties fo:background-color="#ccff66" style:text-align-source="value-type" style:repeat-content="false" style:vertical-align="top"/>
    </style:style>
    <style:style style:name="ce87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ccff66" style:vertical-align="top"/>
    </style:style>
    <style:style style:name="ce89" style:family="table-cell" style:parent-style-name="Default">
      <style:table-cell-properties fo:background-color="#9999ff" style:vertical-align="top"/>
    </style:style>
    <style:style style:name="ce90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91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92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99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100" style:family="table-cell" style:parent-style-name="Default">
      <style:table-cell-properties fo:background-color="#ccff99" style:vertical-align="top"/>
    </style:style>
    <style:style style:name="ce101" style:family="table-cell" style:parent-style-name="Default">
      <style:table-cell-properties fo:background-color="#ccff99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102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103" style:family="table-cell" style:parent-style-name="Default">
      <style:table-cell-properties fo:background-color="#ff3333" style:vertical-align="top"/>
    </style:style>
    <style:style style:name="ce107" style:family="table-cell" style:parent-style-name="Default">
      <style:table-cell-properties fo:background-color="transparent"/>
    </style:style>
    <style:style style:name="ce105" style:family="table-cell" style:parent-style-name="Default">
      <style:table-cell-properties style:vertical-align="top"/>
      <style:text-properties fo:color="#ff9900"/>
    </style:style>
    <style:style style:name="ce108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114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115" style:family="table-cell" style:parent-style-name="Default">
      <style:table-cell-properties style:vertical-align="top"/>
      <style:text-properties fo:color="#5983b0"/>
    </style:style>
    <style:style style:name="ce116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DejaVu Sans Mono" fo:font-size="8.5pt" style:font-name-asian="DejaVu Sans Mono" style:font-name-complex="DejaVu Sans Mono" style:font-size-asian="8.5pt" style:font-size-complex="8.5pt"/>
    </style:style>
    <style:style style:name="T3" style:family="text">
      <style:text-properties fo:color="#0000ff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4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5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6" style:family="text">
      <style:text-properties fo:color="#0000ff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8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9" style:family="text">
      <style:text-properties fo:color="#800080" style:font-name="DejaVu Sans Mono" fo:font-size="8.5pt" style:font-name-asian="DejaVu Sans Mono" style:font-name-complex="DejaVu Sans Mono" style:font-size-asian="8.5pt" style:font-size-complex="8.5pt"/>
    </style:style>
    <style:style style:name="T10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11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12" style:family="text">
      <style:text-properties fo:color="#0000ff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3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1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19" style:family="text">
      <style:text-properties fo:color="#008000" style:font-name-asian="DejaVu Sans Mono" style:font-name-complex="DejaVu Sans Mono" style:font-size-asian="8.5pt" style:font-size-complex="8.5pt"/>
    </style:style>
    <style:style style:name="T20" style:family="text">
      <style:text-properties style:font-name-asian="DejaVu Sans Mono" style:font-name-complex="DejaVu Sans Mono" style:font-size-asian="8.5pt" style:font-size-complex="8.5pt" fo:color="#000000"/>
    </style:style>
    <style:style style:name="T21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22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3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4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27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28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29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30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31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3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3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35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3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37" style:family="text">
      <style:text-properties fo:color="#800080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38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39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1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42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4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4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4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46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4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48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4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5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51" style:family="text">
      <style:text-properties style:font-name-asian="DejaVu Sans Mono" style:font-name-complex="DejaVu Sans Mono" style:font-size-asian="8.5pt" style:font-size-complex="8.5pt" fo:color="#008000"/>
    </style:style>
    <style:style style:name="T5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5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5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5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5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57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5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6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6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6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63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64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65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66" style:family="text">
      <style:text-properties fo:color="#00800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67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6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6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70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2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73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74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75" style:family="text">
      <style:text-properties fo:color="#ff8c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7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7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7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80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8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83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800080"/>
    </style:style>
    <style:style style:name="T8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8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8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8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8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8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9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9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9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9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94" style:family="text">
      <style:text-properties fo:color="#00a933" fo:font-weight="bold" style:font-weight-asian="bold" style:font-weight-complex="bold"/>
    </style:style>
    <style:style style:name="T9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fo:color="#ce181e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ce181e" fo:font-weight="bold" style:font-weight-asian="bold" style:font-weight-complex="bold"/>
    </style:style>
    <style:style style:name="T98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99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ce181e"/>
    </style:style>
    <style:style style:name="T100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103" style:family="text">
      <style:text-properties fo:color="#ce181e" fo:font-weight="bold" style:font-weight-asian="bold" style:font-weight-complex="bold"/>
    </style:style>
    <style:style style:name="T104" style:family="text">
      <style:text-properties fo:color="#000000" style:font-name-asian="DejaVu Sans Mono" style:font-name-complex="DejaVu Sans Mono" style:font-size-asian="8.5pt" style:font-size-complex="8.5pt" style:font-weight-asian="bold" style:font-weight-complex="bold"/>
    </style:style>
    <style:style style:name="T105" style:family="text">
      <style:text-properties style:font-name-asian="DejaVu Sans Mono" style:font-name-complex="DejaVu Sans Mono" style:font-size-asian="8.5pt" style:font-size-complex="8.5pt" style:font-weight-asian="bold" style:font-weight-complex="bold"/>
    </style:style>
    <style:style style:name="T106" style:family="text">
      <style:text-properties fo:color="#0000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8000" fo:font-weight="normal" style:font-weight-asian="normal" style:font-weight-complex="normal"/>
    </style:style>
    <style:style style:name="T10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2b91af" style:font-name="Consolas" fo:font-size="9.5pt" style:font-name-asian="Consolas" style:font-name-complex="Consolas" style:font-size-asian="9.5pt" style:font-size-complex="9.5pt"/>
    </style:style>
    <style:style style:name="T11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nsolas" fo:font-size="9.5pt" style:font-name-asian="Consolas" style:font-name-complex="Consolas" style:font-size-asian="9.5pt" style:font-size-complex="9.5pt" fo:color="#000000"/>
    </style:style>
    <style:style style:name="T11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fo:font-size="10pt" style:font-name-asian="Andale Sans UI" style:font-name-complex="Tahoma" style:font-size-asian="10pt" style:font-size-complex="10pt"/>
    </style:style>
    <style:style style:name="T11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11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11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1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11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117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11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1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120" style:family="text">
      <style:text-properties style:font-name-asian="Consolas" style:font-name-complex="Consolas" style:font-size-asian="9.5pt" style:font-size-complex="9.5pt"/>
    </style:style>
    <style:style style:name="T121" style:family="text">
      <style:text-properties style:text-position="super 58%"/>
    </style:style>
    <style:style style:name="T122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7" office:value-type="string" calcext:value-type="string">
            <text:p>Note that the following tests must be performed on an interface fully supporting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e.g. Microsoft and Prolific do not properly support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Show Count/Rate]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<text:span text:style-name="T1">Rates must be at least 600/s (i.e. 9600 baud -</text:span> 15% - overhead – view) | 2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Rates should be at least 4000/s (i.e. 115200 baud - 25% - more overhead - more view)</text:p>
            <text:p>...but is less due to e.g. glueing =&gt; 2500/s | 50/s is OK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In advanced settings of sending terminal, disable...</text:p>
            <text:p>...[Buffer not more than baud rate permits]</text:p>
            <text:p>...[Buffer chunks of max...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 again</text:p>
          </table:table-cell>
          <table:table-cell office:value-type="string" calcext:value-type="string">
            <text:p>Rates must be around 10000/s | 2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8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Rate on Rx must be around 900/s | 3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7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VSPE e.g. doesn't support XOn/XOff software flow control.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TS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TS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Manual RTS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TS/DTR are on and editable, CTS/DSR are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and re-enable RTS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osed – RTS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TS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RTS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TS/DTR are on, DTR is editable, CTS is shown and 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able and re-enable RTS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TS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RTS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 with 'Softwar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  <text:p><text:span text:style-name="T1">No empty lines where only &lt;XON&gt; and &lt;XOFF&gt; indications used to be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3">
          <table:table-cell table:number-columns-repeated="3"/>
          <table:table-cell table:formula="of:=[.D82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2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, [Send Text] gets disabled</text:p>
            <text:p><text:span text:style-name="T1">Second terminal: IBS turns red but terminal stays connected</text:span>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&lt;NUL&gt; may be prepended to the received data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60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 warning message is shown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Data is sent and received</text:p>
            <text:p><text:span text:style-name="T1">&lt;NUL&gt; may be prepended to the received data</text:span>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 warning message is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>
            <text:p>ToDo</text:p>
          </table:table-cell>
          <table:table-cell table:style-name="ce46" table:number-columns-repeated="2"/>
          <table:table-cell table:style-name="ce46" office:value-type="string" calcext:value-type="string">
            <text:p>"YAT – BreakStateTest.jpg" still of any purpose?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>
            <text:p>ToDo</text:p>
          </table:table-cell>
          <table:table-cell table:style-name="ce46"/>
          <table:table-cell table:style-name="ce46" office:value-type="string" calcext:value-type="string">
            <text:p>Suspend/Resume</text:p>
          </table:table-cell>
          <table:table-cell table:style-name="ce46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58"/>
        </table:table-row>
        <table:table-row table:style-name="ro1">
          <table:table-cell table:style-name="ce46" table:number-columns-repeated="2"/>
          <table:table-cell table:style-name="ce46" office:value-type="string" calcext:value-type="string">
            <text:p>of internal COM</text:p>
          </table:table-cell>
          <table:table-cell table:style-name="ce46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Suspend computer</text:p>
          </table:table-cell>
          <table:table-cell table:number-columns-repeated="60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Resume computer</text:p>
          </table:table-cell>
          <table:table-cell table:number-columns-repeated="60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additional test to the automatic performed tests is required</text:p>
            <text:p>because the automatic test doesn't use the Microsoft drive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48" office:value-type="string" calcext:value-type="string">
            <text:p>Sending possible again, successfully receiving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48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48" office:value-type="string" calcext:value-type="string">
            <text:p>Sending not possible, terminal gets closed, is waiting for reconnect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/>
          <table:table-cell office:value-type="string" calcext:value-type="string">
            <text:p>This additional test to the automatic performed tests is required</text:p>
            <text:p>because it tests the view parts of disconnect/reconnec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  <text:p>Previous port selections still ther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Option to default to first available por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or virtu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 or virtu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Socket" table:style-name="ta1" table:print="false">
        <table:table-column table:style-name="co9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14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cents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Make sure recent hosts and ports are listed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 to MT-SICS device simulation</text:p>
          </table:table-cell>
          <table:table-cell/>
          <table:table-cell office:value-type="string" calcext:value-type="string">
            <text:p>Use RB ExBal Win32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8" office:value-type="string" calcext:value-type="string">
            <text:p>SIR</text:p>
            <text:p>(ECHO 2 doesn't work as disconnect resets it)</text:p>
            <text:p/>
            <text:p><text:span text:style-name="T1">This additional test to the automatic performed tests is required</text:span></text:p>
            <text:p><text:span text:style-name="T1">because the automatic test yet only tests serial COM port disconnect/reconnect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/Stop terminal while SIR is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/Start terminal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SIR is being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while SIR is being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SI or 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Byte rate must be at least 50000/s</text:p>
            <text:p>Line rate must be at least 5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Start [YAT TestCompu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onnect [YAT TestComputer] to [YAT DevelopmentComputer] using a USB/LAN converter and a LAN c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ploy YAT release binaries to the [YAT TestComputer]</text:p>
          </table:table-cell>
          <table:table-cell/>
          <table:table-cell office:value-type="string" calcext:value-type="string">
            <text:p>Via memory stick or diskstation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22.68 (= 'D'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22.84 (= 'T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29]" office:value-type="string" office:string-value="YAT TestComputer is 192.168.122.84 (= 'T')" calcext:value-type="string">
            <text:p>YAT TestComputer is 192.168.122.84 (= 'T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motedisconnect with AR</text:p>
          </table:table-cell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  <text:p>Client tries reconnecting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 AR</text:p>
          </table:table-cell>
          <table:table-cell office:value-type="string" calcext:value-type="string">
            <text:p>Reconnect LAN cable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disconnect without AR</text:p>
          </table:table-cell>
          <table:table-cell office:value-type="string" calcext:value-type="string">
            <text:p>Disabled 'AutoReconnect' on TCP/IP Clien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out AR</text:p>
          </table:table-cell>
          <table:table-cell office:value-type="string" calcext:value-type="string">
            <text:p>Reconnect LAN c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CP/IP Client again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office:value-type="string" calcext:value-type="string">
            <text:p/>
            <text:p>When [localhost] is selected, (port + 1) must be proposed by defaul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57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22.255</text:p>
          </table:table-cell>
          <table:table-cell table:number-columns-repeated="58"/>
        </table:table-row>
        <table:table-row table:style-name="ro5">
          <table:table-cell table:number-columns-repeated="3"/>
          <table:table-cell table:style-name="ce57" office:value-type="string" calcext:value-type="string">
            <text:p>Create two terminals using UDP/IP PairSocket</text:p>
            <text:p><text:span text:style-name="T1"> &gt; 1st terminal remote host = 192.168.168.255</text:span></text:p>
            <text:p> &gt; 1st terminal ports = 10000 / 10001</text:p>
            <text:p><text:span text:style-name="T1"> &gt; 1st terminal interface = related network interface</text:span></text:p>
            <text:p><text:span text:style-name="T1"> &gt; 2nd terminal remote host = 192.168.168.255</text:span></text:p>
            <text:p> &gt; 2nd terminal ports = 10001 / 10000</text:p>
            <text:p><text:span text:style-name="T1"> &gt; 2nd terminal interface = related network interface</text:span></text:p>
          </table:table-cell>
          <table:table-cell/>
          <table:table-cell office:value-type="string" calcext:value-type="string">
            <text:p/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Remote UDP Port =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29]" office:value-type="string" office:string-value="YAT TestComputer is 192.168.122.84 (= 'T')" calcext:value-type="string">
            <text:p>YAT TestComputer is 192.168.122.84 (= 'T')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<text:span text:style-name="T1"> &gt; Remote UDP Port = Local UDP Port = 10000</text:span></text:p>
          </table:table-cell>
          <table:table-cell office:value-type="string" calcext:value-type="string">
            <text:p>Both terminals interconnected</text:p>
          </table:table-cell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Create a terminal using UDP/IP Client</text:p>
            <text:p><text:span text:style-name="T1"> &gt; Remote host = 192.168.168.255</text:span></text:p>
            <text:p><text:span text:style-name="T1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cents</text:p>
          </table:table-cell>
          <table:table-cell office:value-type="string" calcext:value-type="string">
            <text:p>Make sure recent filters are listed</text:p>
          </table:table-cell>
          <table:table-cell table:number-columns-repeated="60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68.0</text:span>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68.33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33.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Interface = &lt;any&gt;</text:span></text:p>
          </table:table-cell>
          <table:table-cell/>
          <table:table-cell office:value-type="string" calcext:value-type="string">
            <text:p/>
            <text:p/>
            <text:p/>
            <text:p>&lt;any&gt; is OK as WLAN has been disconnected further above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  <text:p><text:span text:style-name="T1"> &gt; Interface = related network interface</text:span></text:p>
          </table:table-cell>
          <table:table-cell table:number-columns-repeated="60"/>
        </table:table-row>
        <table:table-row table:style-name="ro4">
          <table:table-cell table:number-columns-repeated="3"/>
          <table:table-cell table:style-name="ce57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  <text:p><text:span text:style-name="T1"> &gt; Interface = related network interface</text:span>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I/O Device] = Yes</text:p>
          </table:table-cell>
          <table:table-cell office:value-type="string" calcext:value-type="string">
            <text:p>Correct end points ar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45" office:value-type="string" calcext:value-type="string">
            <text:p>Interface Selection</text:p>
          </table:table-cell>
          <table:table-cell table:style-name="ce45" office:value-type="string" calcext:value-type="string">
            <text:p>Preparation</text:p>
          </table:table-cell>
          <table:table-cell table:style-name="ce45" office:value-type="string" calcext:value-type="string">
            <text:p><text:span text:style-name="T1">[On YAT TestLaptop]</text:span></text:p>
            <text:p><text:span text:style-name="T1">Open TCP/IP terminal on LAN interface</text:span></text:p>
          </table:table-cell>
          <table:table-cell table:style-name="ce45"/>
          <table:table-cell table:style-name="ce45" office:value-type="string" calcext:value-type="string">
            <text:p>[YAT TestLaptop] is used as WLAN has been disconnected further above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Exit YAT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5" office:value-type="string" calcext:value-type="string">
            <text:p>No longer available active</text:p>
          </table:table-cell>
          <table:table-cell table:style-name="ce45" office:value-type="string" calcext:value-type="string">
            <text:p>Disconnect the LAN cable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Start YAT</text:p>
          </table:table-cell>
          <table:table-cell table:style-name="ce45" office:value-type="string" calcext:value-type="string">
            <text:p><text:span text:style-name="T1">Message</text:span> that interface is no longer available</text:p>
          </table:table-cell>
          <table:table-cell table:style-name="ce45"/>
          <table:table-cell table:number-columns-repeated="58"/>
        </table:table-row>
        <table:table-row table:style-name="ro2">
          <table:table-cell table:number-columns-repeated="2"/>
          <table:table-cell table:style-name="ce45"/>
          <table:table-cell table:style-name="ce45" office:value-type="string" calcext:value-type="string">
            <text:p>[No]</text:p>
          </table:table-cell>
          <table:table-cell table:style-name="ce45" office:value-type="string" calcext:value-type="string">
            <text:p>Error message</text:p>
            <text:p>Terminal stays closed</text:p>
          </table:table-cell>
          <table:table-cell table:style-name="ce45"/>
          <table:table-cell table:number-columns-repeated="58"/>
        </table:table-row>
        <table:table-row table:style-name="ro2">
          <table:table-cell table:number-columns-repeated="2"/>
          <table:table-cell table:style-name="ce45"/>
          <table:table-cell table:style-name="ce45" office:value-type="string" calcext:value-type="string">
            <text:p>[Terminal &gt; Settings...]</text:p>
          </table:table-cell>
          <table:table-cell table:style-name="ce45" office:value-type="string" calcext:value-type="string">
            <text:p><text:span text:style-name="T1">Message that interface</text:span> is no longer available</text:p>
            <text:p><text:span text:style-name="T1">Automatically switched to first available interface</text:span></text:p>
          </table:table-cell>
          <table:table-cell table:style-name="ce45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[OK]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[Cancel]</text:p>
          </table:table-cell>
          <table:table-cell table:style-name="ce45" office:value-type="string" calcext:value-type="string">
            <text:p>Terminal still closed</text:p>
          </table:table-cell>
          <table:table-cell table:style-name="ce45"/>
          <table:table-cell table:number-columns-repeated="5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Reconnect LAN cable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Open/Start the terminal</text:p>
          </table:table-cell>
          <table:table-cell table:style-name="ce45" office:value-type="string" calcext:value-type="string">
            <text:p>works</text:p>
          </table:table-cell>
          <table:table-cell table:style-name="ce45"/>
          <table:table-cell table:number-columns-repeated="5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5" office:value-type="string" calcext:value-type="string">
            <text:p>Cleanup</text:p>
          </table:table-cell>
          <table:table-cell table:style-name="ce45" office:value-type="string" calcext:value-type="string">
            <text:p>Close workspace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Exit YAT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Aftermath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Run updates on [YAT TestLaptop]</text:p>
          </table:table-cell>
          <table:table-cell table:number-columns-repeated="60"/>
        </table:table-row>
        <table:table-row table:style-name="ro1" table:number-rows-repeated="10484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Usb" table:style-name="ta1" table:print="false">
        <table:table-column table:style-name="co9" table:default-cell-style-name="ce45"/>
        <table:table-column table:style-name="co15" table:default-cell-style-name="ce45"/>
        <table:table-column table:style-name="co16" table:default-cell-style-name="ce45"/>
        <table:table-column table:style-name="co17" table:default-cell-style-name="ce45"/>
        <table:table-column table:style-name="co18" table:default-cell-style-name="ce45"/>
        <table:table-column table:style-name="co14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6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  <text:p><text:span text:style-name="T1">Hide XOn/XOff must be enabled by default</text:span></text:p>
          </table:table-cell>
          <table:table-cell office:value-type="string" calcext:value-type="string">
            <text:p>Use RB ExBal 'YAT.9'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IXS and OXS states are shown, IXS is greyed, IXS is on, OXS is assumed to be on</text:p>
            <text:p>IXS count is 1 | 0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/>
          <table:table-cell table:style-name="ce55" office:value-type="string" calcext:value-type="string">
            <text:p>Start/Stop</text:p>
          </table:table-cell>
          <table:table-cell table:style-name="ce55" office:value-type="string" calcext:value-type="string">
            <text:p>Continuous while opening</text:p>
          </table:table-cell>
          <table:table-cell table:style-name="ce55" office:value-type="string" calcext:value-type="string">
            <text:p>Start continuous mode on device</text:p>
          </table:table-cell>
          <table:table-cell table:style-name="ce55"/>
          <table:table-cell table:style-name="ce58" office:value-type="string" calcext:value-type="string">
            <text:p>SIR</text:p>
            <text:p>(ECHO 2 doesn't work as disconnect resets it)</text:p>
            <text:p/>
            <text:p><text:span text:style-name="T1">This additional test to the automatic performed tests is required</text:span></text:p>
            <text:p><text:span text:style-name="T1">because the automatic test yet only tests serial COM port disconnect/reconnect</text:span></text:p>
          </table:table-cell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Close/Stop terminal while SIR is received</text:p>
          </table:table-cell>
          <table:table-cell table:style-name="ce55" office:value-type="string" calcext:value-type="string">
            <text:p>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Open/Start terminal while SIR is received</text:p>
          </table:table-cell>
          <table:table-cell table:style-name="ce55" office:value-type="string" calcext:value-type="string">
            <text:p>Data is received, 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Exit YAT while SIR is being received</text:p>
          </table:table-cell>
          <table:table-cell table:style-name="ce55" office:value-type="string" calcext:value-type="string">
            <text:p>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Start YAT while SIR is being received</text:p>
          </table:table-cell>
          <table:table-cell table:style-name="ce55" office:value-type="string" calcext:value-type="string">
            <text:p>Data is received, 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Stop continuous mode on device</text:p>
          </table:table-cell>
          <table:table-cell table:style-name="ce55"/>
          <table:table-cell table:style-name="ce55" office:value-type="string" calcext:value-type="string">
            <text:p>SI or C</text:p>
          </table:table-cell>
          <table:table-cell table:number-columns-repeated="58"/>
        </table:table-row>
        <table:table-row table:style-name="ro1">
          <table:table-cell/>
          <table:table-cell table:style-name="ce55" table:number-columns-repeated="5"/>
          <table:table-cell table:number-columns-repeated="58"/>
        </table:table-row>
        <table:table-row table:style-name="ro1">
          <table:table-cell/>
          <table:table-cell office:value-type="string" calcext:value-type="string">
            <text:p>Indications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office:value-type="string" calcext:value-type="string">
            <text:p>Keep RB ExBal 'YAT.9' as that is better accessible for disconnect/reconnec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/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  <text:p><text:span text:style-name="T1">IXS count is incremen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peatingly Disconnect/Reconnect device while terminal is open</text:p>
          </table:table-cell>
          <table:table-cell office:value-type="string" calcext:value-type="string">
            <text:p>Full device info – Disconnected – Waiting / Red for a short mom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peatingly R</text:span>eset device while terminal is open</text:p>
          </table:table-cell>
          <table:table-cell office:value-type="string" calcext:value-type="string">
            <text:p>Full device info – Disconnected – Waiting / Red for a short moment</text:p>
          </table:table-cell>
          <table:table-cell office:value-type="string" calcext:value-type="string">
            <text:p>Attention: This will reset the weight sim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  <text:p>Must be 'same VID and PID'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</text:p>
          </table:table-cell>
          <table:table-cell office:value-type="string" calcext:value-type="string">
            <text:p>Connected – Open – Green</text:p>
          </table:table-cell>
          <table:table-cell office:value-type="string" calcext:value-type="string">
            <text:p>Use RB ExLight 'YAT.8'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Length (Character Count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7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, e.g.</text:p>
            <text:p><text:span text:style-name="T2">&lt;NUL&gt;</text:span><text:span text:style-name="T3">I4</text:span><text:span text:style-name="T4"> </text:span><text:span text:style-name="T5">(3)</text:span></text:p>
            <text:p><text:span text:style-name="T6">&lt;NUL&gt;&lt;NUL&gt;&lt;NUL&gt;</text:span><text:span text:style-name="T7"> </text:span><text:span text:style-name="T8">(3)</text:span></text:p>
            <text:p><text:span text:style-name="T9">&lt;NUL&gt;</text:span><text:span text:style-name="T10">I4 A "Y</text:span><text:span text:style-name="T11">&lt;NUL&gt;</text:span><text:span text:style-name="T10">AT.8"</text:span><text:span text:style-name="T4"> </text:span><text:span text:style-name="T5">(14)</text:span></text:p>
            <text:p><text:span text:style-name="T9">&lt;NUL&gt;&lt;NUL&gt;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8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, e.g.</text:p>
            <text:p><text:span text:style-name="T2">&lt;SOH&gt;</text:span><text:span text:style-name="T3">I4</text:span><text:span text:style-name="T4"> </text:span><text:span text:style-name="T5">(3)</text:span></text:p>
            <text:p><text:span text:style-name="T2">&lt;NUL&gt;&lt;NUL&gt;&lt;NUL&gt;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ID = 0 (configured in settings) must be used as keyword has no argumen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60"/>
        </table:table-row>
        <table:table-row table:style-name="ro9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<text:span text:style-name="T1">Data is sent but ES is received</text:span></text:p>
            <text:p>Response includes terminating zero and filler bytes</text:p>
            <text:p><text:span text:style-name="T12">I4</text:span><text:span text:style-name="T4"> </text:span><text:span text:style-name="T5">(2)</text:span></text:p>
            <text:p><text:span text:style-name="T6">&lt;NUL&gt;&lt;NUL&gt;&lt;NUL&gt;&lt;NUL&gt;</text:span><text:span text:style-name="T7"> </text:span><text:span text:style-name="T8">(4)</text:span></text:p>
            <text:p><text:span text:style-name="T13">&lt;NUL&gt;</text:span><text:span text:style-name="T10">ES</text:span><text:span text:style-name="T4"> </text:span><text:span text:style-name="T5">(3)</text:span></text:p>
            <text:p><text:span text:style-name="T13">&lt;NUL&gt;&lt;NUL&gt;&lt;NUL&gt;</text:span><text:span text:style-name="T7"> </text:span><text:span text:style-name="T8">(3)</text:span></text:p>
          </table:table-cell>
          <table:table-cell office:value-type="string" calcext:value-type="string">
            <text:p>'I' is taken as report ID</text:p>
          </table:table-cell>
          <table:table-cell table:number-columns-repeated="58"/>
        </table:table-row>
        <table:table-row table:style-name="ro10">
          <table:table-cell table:number-columns-repeated="3"/>
          <table:table-cell office:value-type="string" calcext:value-type="string">
            <text:p>Request \h(00)I4</text:p>
          </table:table-cell>
          <table:table-cell office:value-type="string" calcext:value-type="string">
            <text:p>Data is sent and received again</text:p>
            <text:p><text:span text:style-name="T2">&lt;NUL&gt;</text:span><text:span text:style-name="T3">I4</text:span><text:span text:style-name="T4"> </text:span><text:span text:style-name="T5">(3)</text:span></text:p>
            <text:p><text:span text:style-name="T6">&lt;NUL&gt;&lt;NUL&gt;&lt;NUL&gt;</text:span><text:span text:style-name="T7"> </text:span><text:span text:style-name="T8">(3)</text:span></text:p>
            <text:p><text:span text:style-name="T13">&lt;NUL&gt;</text:span><text:span text:style-name="T10">I4 A "Y</text:span><text:span text:style-name="T11">&lt;NUL&gt;</text:span><text:span text:style-name="T10">AT.8"</text:span><text:span text:style-name="T4"> </text:span><text:span text:style-name="T5">(14)</text:span></text:p>
          </table:table-cell>
          <table:table-cell office:value-type="string" calcext:value-type="string">
            <text:p>0x00 is report I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office:value-type="string" calcext:value-type="string">
            <text:p>Probably caused by undefined buffer memor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and Unicode issues</text:p>
          </table:table-cell>
          <table:table-cell office:value-type="string" calcext:value-type="string">
            <text:p>Probably caused by undefined buffer memor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Device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Create a new terminal to MT USB Ser/HID device</text:p>
          </table:table-cell>
          <table:table-cell office:value-type="string" calcext:value-type="string">
            <text:p>Connected – Open – Green</text:p>
          </table:table-cell>
          <table:table-cell office:value-type="string" calcext:value-type="string">
            <text:p>Use RB ExBal 'YAT.9' rather than...</text:p>
            <text:p>...TI as those not really run stable</text:p>
            <text:p><text:span text:style-name="T1">...'YAT.8' as that is less accessible for disconnect/reconnect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Disconnect device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device is no longer available</text:p>
            <text:p><text:span text:style-name="T1">Question whether to switch to device with same VID/PI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 that device </text:span>is no longer available</text:p>
            <text:p><text:span text:style-name="T1">Automatically switched to device with same VID/PI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Terminal o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Domain.Terminal" table:style-name="ta1" table:print="false">
        <table:table-column table:style-name="co9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6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table:style-name="ce85" office:value-type="string" calcext:value-type="string">
            <text:p>Test case could be automated, except for settings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15">(&lt;TS&gt;)</text:span><text:span text:style-name="T16"> </text:span><text:span text:style-name="T17">ABC</text:span><text:span text:style-name="T18">&lt;BEL&gt;      </text:span><text:span text:style-name="T17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41h</text:span><text:span text:style-name="T22"> </text:span><text:span text:style-name="T21">42h</text:span><text:span text:style-name="T22"> </text:span><text:span text:style-name="T21">43h 07h 08h 09h</text:span><text:span text:style-name="T22"> </text:span><text:span text:style-name="T21">58h</text:span><text:span text:style-name="T22"> </text:span><text:span text:style-name="T21">59h</text:span><text:span text:style-name="T22"> </text:span><text:span text:style-name="T21">5Ah</text:span></text:p>
          </table:table-cell>
          <table:table-cell table:number-columns-repeated="59"/>
        </table:table-row>
        <table:table-row table:style-name="ro1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</text:span><text:span text:style-name="T22"> </text:span><text:span text:style-name="T21">B</text:span><text:span text:style-name="T22"> </text:span><text:span text:style-name="T21">C</text:span><text:span text:style-name="T22"> </text:span><text:span text:style-name="T23">&lt;BEL&gt;</text:span><text:span text:style-name="T24">        </text:span><text:span text:style-name="T21">X</text:span><text:span text:style-name="T22"> </text:span><text:span text:style-name="T21">Y</text:span><text:span text:style-name="T22"> </text:span><text:span text:style-name="T21">Z</text:span></text:p>
            <text:p><text:span text:style-name="T25">Separators !!</text:span></text:p>
          </table:table-cell>
          <table:table-cell office:value-type="string" calcext:value-type="string">
            <text:p><text:span text:style-name="T1">&lt;SP&gt;&lt;TAB&gt;&lt;SP&gt;</text:span> after &lt;BEL&gt;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C</text:span><text:span text:style-name="T26">&lt;BEL&gt;      </text:span><text:span text:style-name="T21">XYZ</text:span></text:p>
          </table:table-cell>
          <table:table-cell office:value-type="string" calcext:value-type="string">
            <text:p>&lt;TAB&gt; after &lt;BEL&gt;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27">(&lt;TS&gt;)</text:span><text:span text:style-name="T28"> </text:span><text:span text:style-name="T29">ABCD</text:span><text:span text:style-name="T30">&lt;BEL&gt;</text:span><text:span text:style-name="T29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41h</text:span><text:span text:style-name="T22"> </text:span><text:span text:style-name="T21">42h</text:span><text:span text:style-name="T22"> </text:span><text:span text:style-name="T21">43h 07h 08h 09h</text:span><text:span text:style-name="T22"> </text:span><text:span text:style-name="T21">58h</text:span><text:span text:style-name="T22"> </text:span><text:span text:style-name="T21">59h</text:span><text:span text:style-name="T22"> </text:span><text:span text:style-name="T21">5A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</text:span><text:span text:style-name="T22"> </text:span><text:span text:style-name="T21">B</text:span><text:span text:style-name="T22"> </text:span><text:span text:style-name="T21">C</text:span><text:span text:style-name="T22"> </text:span><text:span text:style-name="T21">D</text:span><text:span text:style-name="T22"> </text:span><text:span text:style-name="T23">&lt;BEL&gt; </text:span><text:span text:style-name="T21">X</text:span><text:span text:style-name="T22"> </text:span><text:span text:style-name="T21">Y</text:span><text:span text:style-name="T22"> </text:span><text:span text:style-name="T21">Z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vert</text:span> radix to [St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CD</text:span><text:span text:style-name="T26">&lt;BEL&gt;</text:span><text:span text:style-name="T21">XYZ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CDEF</text:span></text:p>
          </table:table-cell>
          <table:table-cell table:number-columns-repeated="59"/>
        </table:table-row>
        <table:table-row table:style-name="ro12">
          <table:table-cell table:number-columns-repeated="3"/>
          <table:table-cell office:value-type="string" calcext:value-type="string">
            <text:p>Send backspace 8 x</text:p>
          </table:table-cell>
          <table:table-cell table:style-name="ce62" office:value-type="string" calcext:value-type="string">
            <text:p><text:span text:style-name="T31">(&lt;TS&gt;)</text:span><text:span text:style-name="T32"> </text:span><text:span text:style-name="T33">ABCDE</text:span></text:p>
            <text:p><text:span text:style-name="T31">(&lt;TS&gt;)</text:span><text:span text:style-name="T32"> </text:span><text:span text:style-name="T33">ABCD</text:span></text:p>
            <text:p><text:span text:style-name="T31">(&lt;TS&gt;)</text:span><text:span text:style-name="T32"> </text:span><text:span text:style-name="T33">ABC</text:span></text:p>
            <text:p><text:span text:style-name="T31">(&lt;TS&gt;)</text:span><text:span text:style-name="T32"> </text:span><text:span text:style-name="T33">AB</text:span></text:p>
            <text:p><text:span text:style-name="T31">(&lt;TS&gt;)</text:span><text:span text:style-name="T32"> </text:span><text:span text:style-name="T33">A</text:span></text:p>
            <text:p><text:span text:style-name="T31">(&lt;TS&gt;)</text:span><text:span text:style-name="T32"> </text:span></text:p>
            <text:p><text:span text:style-name="T31">(&lt;TS&gt;)</text:span><text:span text:style-name="T32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58"/>
        </table:table-row>
        <table:table-row table:style-name="ro12">
          <table:table-cell table:number-columns-repeated="3"/>
          <table:table-cell office:value-type="string" calcext:value-type="string">
            <text:p>Send backspace 8 x</text:p>
          </table:table-cell>
          <table:table-cell table:style-name="ce62" office:value-type="string" calcext:value-type="string">
            <text:p><text:span text:style-name="T31">(&lt;TS&gt;)</text:span><text:span text:style-name="T32"> </text:span><text:span text:style-name="T33">ABCDE</text:span></text:p>
            <text:p><text:span text:style-name="T31">(&lt;TS&gt;)</text:span><text:span text:style-name="T32"> </text:span><text:span text:style-name="T33">ABCD</text:span></text:p>
            <text:p><text:span text:style-name="T31">(&lt;TS&gt;)</text:span><text:span text:style-name="T32"> </text:span><text:span text:style-name="T33">ABC</text:span></text:p>
            <text:p><text:span text:style-name="T31">(&lt;TS&gt;)</text:span><text:span text:style-name="T32"> </text:span><text:span text:style-name="T33">AB</text:span></text:p>
            <text:p><text:span text:style-name="T31">(&lt;TS&gt;)</text:span><text:span text:style-name="T32"> </text:span><text:span text:style-name="T33">A</text:span></text:p>
            <text:p><text:span text:style-name="T31">(&lt;TS&gt;)</text:span><text:span text:style-name="T32"> </text:span></text:p>
            <text:p><text:span text:style-name="T31">(&lt;TS&gt;)</text:span><text:span text:style-name="T32"> 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3" office:value-type="string" calcext:value-type="string">
            <text:p><text:span text:style-name="T31">(&lt;TS&gt;)</text:span><text:span text:style-name="T32"> </text:span><text:span text:style-name="T29">41h 42h 43h 44h 45h 46h 08h 08h 08h 08h 08h 08h 08h 08h 41h 42h 43h 44h 45h 46h 08h 08h 08h 08h 08h 08h 08h 08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66" office:value-type="string" calcext:value-type="string">
            <text:p><text:span text:style-name="T31">(&lt;TS&gt;)</text:span><text:span text:style-name="T32"> 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BS]</text:p>
            <text:p>Confim</text:p>
          </table:table-cell>
          <table:table-cell table:style-name="ce68" office:value-type="string" calcext:value-type="string">
            <text:p>(&lt;TS&gt;) ABCD&lt;BEL&gt;&lt;BS&gt;XYZ(&lt;TS&gt;) ABCD&lt;BEL&gt;&lt;BS&gt;XYZ(&lt;TS&gt;) ABCDEF&lt;BS&gt;&lt;BS&gt;&lt;BS&gt;&lt;BS&gt;&lt;BS&gt;&lt;BS&gt;&lt;BS&gt;&lt;BS&gt;ABCDEF&lt;BS&gt;&lt;BS&gt;&lt;BS&gt;&lt;BS&gt;&lt;BS&gt;&lt;BS&gt;&lt;BS&gt;&lt;BS&gt;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Advanced... &gt; ASCII &gt; Also r</text:span>eplace BS]</text:p>
            <text:p>Confim</text:p>
          </table:table-cell>
          <table:table-cell table:style-name="ce68" office:value-type="string" calcext:value-type="string">
            <text:p><text:span text:style-name="T15">(&lt;TS&gt;)</text:span><text:span text:style-name="T16"> </text:span><text:span text:style-name="T29">ABC</text:span><text:span text:style-name="T30">&lt;BEL&gt;      </text:span><text:span text:style-name="T29">XYZ</text:span></text:p>
            <text:p><text:span text:style-name="T15">(&lt;TS&gt;)</text:span><text:span text:style-name="T16"> </text:span><text:span text:style-name="T29">ABCD</text:span><text:span text:style-name="T30">&lt;BEL&gt;</text:span><text:span text:style-name="T29">XYZ</text:span></text:p>
            <text:p><text:span text:style-name="T15">(&lt;TS&gt;)</text:span><text:span text:style-name="T16"> 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8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Send empty (EOL) </text:span>[Enter]</text:p>
          </table:table-cell>
          <table:table-cell table:style-name="ce68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In receiving terminal, enable [S</text:span>how Length (Character Count)]</text:p>
          </table:table-cell>
          <table:table-cell table:style-name="ce68" office:value-type="string" calcext:value-type="string">
            <text:p>(&lt;TS&gt;) ABC&lt;BEL&gt; <text:s text:c="4"/>XYZ (8)(&lt;TS&gt;) ABCD&lt;BEL&gt;XYZ (8)(&lt;TS&gt;) <text:s/>(0)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8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Send empty (EOL) </text:span>[Ente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text:span text:style-name="T4"> </text:span><text:span text:style-name="T5">(5)</text:span></text:p>
          </table:table-cell>
          <table:table-cell table:number-columns-repeated="59"/>
        </table:table-row>
        <table:table-row table:style-name="ro1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8" office:value-type="string" calcext:value-type="string">
            <text:p><text:span text:style-name="T27">(&lt;TS&gt;)</text:span><text:span text:style-name="T28"> </text:span><text:span text:style-name="T29">A</text:span><text:span text:style-name="T4"> </text:span><text:span text:style-name="T34">&lt;CR&gt;</text:span><text:span text:style-name="T35"> </text:span><text:span text:style-name="T29">B</text:span><text:span text:style-name="T4"> </text:span><text:span text:style-name="T34">&lt;LF&gt;</text:span><text:span text:style-name="T35"> </text:span><text:span text:style-name="T29">C</text:span><text:span text:style-name="T4"> </text:span><text:span text:style-name="T5">(5)</text:span></text:p>
            <text:p><text:span text:style-name="T25">Separators !!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8" office:value-type="string" calcext:value-type="string">
            <text:p><text:span text:style-name="T27">(&lt;TS&gt;)</text:span><text:span text:style-name="T28"> </text:span><text:span text:style-name="T29">41h 0Dh</text:span><text:span text:style-name="T4"> </text:span><text:span text:style-name="T29">42h 0Ah</text:span><text:span text:style-name="T4"> </text:span><text:span text:style-name="T29">43h</text:span><text:span text:style-name="T4"> </text:span><text:span text:style-name="T5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vert</text:span> radix to [St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text:span text:style-name="T4"> </text:span><text:span text:style-name="T5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text:span text:style-name="T30">&lt;CR&gt;&lt;LF&gt;</text:span><text:span text:style-name="T35"> </text:span><text:span text:style-name="T5">(7)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</text:span>how *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4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36">A</text:span></text:p>
            <text:p><text:span text:style-name="T36">AB</text:span></text:p>
            <text:p><text:span text:style-name="T36">ABC</text:span></text:p>
            <text:p><text:span text:style-name="T36">ABCD</text:span></text:p>
            <text:p><text:span text:style-name="T36">ABCDE</text:span></text:p>
            <text:p><text:span text:style-name="T36">ABCDEF</text:span></text:p>
            <text:p><text:span text:style-name="T36">ABCDEFG</text:span></text:p>
            <text:p><text:span text:style-name="T36">ABCDEFGH</text:span></text:p>
          </table:table-cell>
          <table:table-cell table:number-columns-repeated="59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office:value-type="string" calcext:value-type="string">
            <text:p><text:span text:style-name="T36">A</text:span></text:p>
            <text:p><text:span text:style-name="T36">AB</text:span></text:p>
            <text:p><text:span text:style-name="T36">ABC</text:span></text:p>
            <text:p><text:span text:style-name="T36">ABCD</text:span></text:p>
            <text:p><text:span text:style-name="T36">ABCD</text:span></text:p>
            <text:p><text:span text:style-name="T36">E</text:span></text:p>
            <text:p><text:span text:style-name="T36">ABCD</text:span></text:p>
            <text:p><text:span text:style-name="T36">EF</text:span></text:p>
            <text:p><text:span text:style-name="T36">ABCD</text:span></text:p>
            <text:p><text:span text:style-name="T36">EFG</text:span></text:p>
            <text:p><text:span text:style-name="T36">ABCD</text:span></text:p>
            <text:p><text:span text:style-name="T36">EFGH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58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70" office:value-type="string" calcext:value-type="string">
            <text:p><text:span text:style-name="T37">A</text:span><text:span text:style-name="T22"> </text:span><text:span text:style-name="T38">(1)</text:span></text:p>
            <text:p><text:span text:style-name="T37">AB</text:span><text:span text:style-name="T22"> </text:span><text:span text:style-name="T38">(2)</text:span></text:p>
            <text:p><text:span text:style-name="T37">ABC</text:span><text:span text:style-name="T22"> </text:span><text:span text:style-name="T38">(3)</text:span></text:p>
            <text:p><text:span text:style-name="T37">ABCD</text:span><text:span text:style-name="T22"> </text:span><text:span text:style-name="T38">(4)</text:span></text:p>
            <text:p><text:span text:style-name="T37">ABCD</text:span><text:span text:style-name="T22"> </text:span><text:span text:style-name="T38">(4)</text:span></text:p>
            <text:p><text:span text:style-name="T37">E</text:span><text:span text:style-name="T22"> </text:span><text:span text:style-name="T38">(1)</text:span></text:p>
            <text:p><text:span text:style-name="T37">ABCD</text:span><text:span text:style-name="T22"> </text:span><text:span text:style-name="T38">(4)</text:span></text:p>
            <text:p><text:span text:style-name="T37">EF</text:span><text:span text:style-name="T22"> </text:span><text:span text:style-name="T38">(2)</text:span></text:p>
            <text:p><text:span text:style-name="T37">ABCD</text:span><text:span text:style-name="T22"> </text:span><text:span text:style-name="T38">(4)</text:span></text:p>
            <text:p><text:span text:style-name="T37">EFG</text:span><text:span text:style-name="T22"> </text:span><text:span text:style-name="T38">(3)</text:span></text:p>
            <text:p><text:span text:style-name="T37">ABCD</text:span><text:span text:style-name="T22"> </text:span><text:span text:style-name="T38">(4)</text:span></text:p>
            <text:p><text:span text:style-name="T37">EFGH</text:span><text:span text:style-name="T22"> </text:span><text:span text:style-name="T38">(4)</text:span></text:p>
          </table:table-cell>
          <table:table-cell office:value-type="string" calcext:value-type="string">
            <text:p/>
            <text:p/>
            <text:p><text:span text:style-name="T1">Empty lines with EOL chars only must not be shown, i.e. no </text:span><text:span text:style-name="T69">(0)</text:span></text:p>
          </table:table-cell>
          <table:table-cell table:number-columns-repeated="58"/>
        </table:table-row>
        <table:table-row table:style-name="ro16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36">A</text:span><text:span text:style-name="T11">&lt;CR&gt;&lt;LF&gt;</text:span><text:span text:style-name="T35"> </text:span><text:span text:style-name="T5">(3)</text:span></text:p>
            <text:p><text:span text:style-name="T36">AB</text:span><text:span text:style-name="T11">&lt;CR&gt;&lt;LF&gt;</text:span><text:span text:style-name="T35"> </text:span><text:span text:style-name="T5">(4)</text:span></text:p>
            <text:p><text:span text:style-name="T36">ABC</text:span><text:span text:style-name="T11">&lt;CR&gt;</text:span><text:span text:style-name="T35"> </text:span><text:span text:style-name="T5">(4)</text:span></text:p>
            <text:p><text:span text:style-name="T13">&lt;LF&gt;</text:span><text:span text:style-name="T7"> </text:span><text:span text:style-name="T8">(1)</text:span></text:p>
            <text:p><text:span text:style-name="T36">ABCD</text:span><text:span text:style-name="T4"> </text:span><text:span text:style-name="T5">(4)</text:span></text:p>
            <text:p><text:span text:style-name="T13">&lt;CR&gt;&lt;LF&gt;</text:span><text:span text:style-name="T7"> </text:span><text:span text:style-name="T8">(2)</text:span></text:p>
            <text:p><text:span text:style-name="T36">ABCD</text:span><text:span text:style-name="T4"> </text:span><text:span text:style-name="T5">(4)</text:span></text:p>
            <text:p><text:span text:style-name="T36">E</text:span><text:span text:style-name="T11">&lt;CR&gt;&lt;LF&gt;</text:span><text:span text:style-name="T35"> </text:span><text:span text:style-name="T5">(3)</text:span></text:p>
            <text:p><text:span text:style-name="T36">ABCD</text:span><text:span text:style-name="T4"> </text:span><text:span text:style-name="T5">(4)</text:span></text:p>
            <text:p><text:span text:style-name="T36">EF</text:span><text:span text:style-name="T11">&lt;CR&gt;&lt;LF&gt;</text:span><text:span text:style-name="T35"> </text:span><text:span text:style-name="T5">(4)</text:span></text:p>
            <text:p><text:span text:style-name="T36">ABCD</text:span><text:span text:style-name="T4"> </text:span><text:span text:style-name="T5">(4)</text:span></text:p>
            <text:p><text:span text:style-name="T36">EFG</text:span><text:span text:style-name="T11">&lt;CR&gt;</text:span><text:span text:style-name="T35"> </text:span><text:span text:style-name="T5">(4)</text:span></text:p>
            <text:p><text:span text:style-name="T13">&lt;LF&gt;</text:span><text:span text:style-name="T7"> </text:span><text:span text:style-name="T8">(1)</text:span></text:p>
            <text:p><text:span text:style-name="T36">ABCD</text:span><text:span text:style-name="T4"> </text:span><text:span text:style-name="T5">(4)</text:span></text:p>
            <text:p><text:span text:style-name="T36">EFGH</text:span><text:span text:style-name="T4"> </text:span><text:span text:style-name="T5">(4)</text:span></text:p>
            <text:p><text:span text:style-name="T13">&lt;CR&gt;&lt;LF&gt;</text:span><text:span text:style-name="T7"> </text:span><text:span text:style-name="T8">(2)</text:span></text:p>
          </table:table-cell>
          <table:table-cell office:value-type="string" calcext:value-type="string">
            <text:p/>
            <text:p/>
            <text:p>Empty lines with EOL chars only must be shown now.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Typically complete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 partial line a few times</text:p>
          </table:table-cell>
          <table:table-cell office:value-type="string" calcext:value-type="string">
            <text:p>Separate line for each chun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... &gt; Break lines on every chunk</text:span>]</text:p>
          </table:table-cell>
          <table:table-cell office:value-type="string" calcext:value-type="string">
            <text:p>Partial line becomes a single l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disable [Show *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-out of]</text:p>
            <text:p>Confirm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71" office:value-type="string" calcext:value-type="string">
            <text:p>A</text:p>
            <text:p>AB</text:p>
            <text:p>ABC</text:p>
          </table:table-cell>
          <table:table-cell table:number-columns-repeated="59"/>
        </table:table-row>
        <table:table-row table:style-name="ro13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71" office:value-type="string" calcext:value-type="string">
            <text:p><text:span text:style-name="T36">A</text:span><text:span text:style-name="T4"> </text:span><text:span text:style-name="T5">(1)</text:span></text:p>
            <text:p><text:span text:style-name="T36">AB</text:span><text:span text:style-name="T4"> </text:span><text:span text:style-name="T5">(2)</text:span></text:p>
            <text:p><text:span text:style-name="T36">ABC</text:span><text:span text:style-name="T4"> </text:span><text:span text:style-name="T5">(3)</text:span></text:p>
          </table:table-cell>
          <table:table-cell table:number-columns-repeated="59"/>
        </table:table-row>
        <table:table-row table:style-name="ro13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71" office:value-type="string" calcext:value-type="string">
            <text:p><text:span text:style-name="T36">A</text:span><text:span text:style-name="T11">&lt;CR&gt;&lt;LF&gt;</text:span><text:span text:style-name="T35"> </text:span><text:span text:style-name="T5">(3)</text:span></text:p>
            <text:p><text:span text:style-name="T36">AB</text:span><text:span text:style-name="T4"> </text:span><text:span text:style-name="T5">(2)</text:span></text:p>
            <text:p><text:span text:style-name="T36">ABC</text:span><text:span text:style-name="T11">&lt;CR&gt;&lt;LF&gt;</text:span><text:span text:style-name="T35"> </text:span><text:span text:style-name="T5">(5)</text:span></text:p>
          </table:table-cell>
          <table:table-cell table:number-columns-repeated="59"/>
        </table:table-row>
        <table:table-row table:style-name="ro17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71" office:value-type="string" calcext:value-type="string">
            <text:p><text:span text:style-name="T36">A</text:span><text:span text:style-name="T11">&lt;CR&gt;&lt;LF&gt;</text:span><text:span text:style-name="T35"> </text:span><text:span text:style-name="T5">(3)</text:span></text:p>
            <text:p><text:span text:style-name="T36">AB</text:span><text:span text:style-name="T4"> </text:span><text:span text:style-name="T5">(2)</text:span></text:p>
            <text:p><text:span text:style-name="T36">ABC</text:span><text:span text:style-name="T11">&lt;CR&gt;&lt;LF&gt;</text:span><text:span text:style-name="T35"> </text:span><text:span text:style-name="T5">(5)</text:span></text:p>
            <text:p><text:span text:style-name="T36">ABCD</text:span><text:span text:style-name="T4"> </text:span><text:span text:style-name="T5">(4)</text:span></text:p>
          </table:table-cell>
          <table:table-cell office:value-type="string" calcext:value-type="string">
            <text:p/>
            <text:p/>
            <text:p><text:span text:style-name="T15">(4) </text:span>has to be appended after time-out of 500 ms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1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disable [Show EOL]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4"/>
          <table:table-cell table:style-name="ce71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71" office:value-type="string" calcext:value-type="string">
            <text:p><text:span text:style-name="T36">A</text:span><text:span text:style-name="T4"> </text:span><text:span text:style-name="T5">(1)</text:span></text:p>
            <text:p><text:span text:style-name="T13">&lt;CR&gt;</text:span><text:span text:style-name="T10">B</text:span><text:span text:style-name="T4"> </text:span><text:span text:style-name="T5">(2)</text:span></text:p>
          </table:table-cell>
          <table:table-cell office:value-type="string" calcext:value-type="string">
            <text:p><text:span text:style-name="T80">&lt;CR&gt;</text:span> can only be determined as non-EOL on next character,</text:p>
            <text:p>thus it is prepended to the next line. Not perfect, but good enough.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69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-out o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In receiving terminal, disable all [Show...]</text:p>
            <text:p>                                       Enable [Show EOL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71" office:value-type="string" calcext:value-type="string">
            <text:p><text:span text:style-name="T39">@</text:span><text:span text:style-name="T40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1" office:value-type="string" calcext:value-type="string">
            <text:p><text:span text:style-name="T39">@</text:span><text:span text:style-name="T40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2" office:value-type="string" calcext:value-type="string">
            <text:p>&lt;EOT&gt;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72" office:value-type="string" calcext:value-type="string">
            <text:p>&lt;CR&gt;&lt;LF&gt;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73" office:value-type="string" calcext:value-type="string">
            <text:p><text:span text:style-name="T36">\h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73" office:value-type="string" calcext:value-type="string">
            <text:p><text:span text:style-name="T36">\h(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4" office:value-type="string" calcext:value-type="string">
            <text:p><text:span text:style-name="T36">\h(4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4" office:value-type="string" calcext:value-type="string">
            <text:p><text:span text:style-name="T36">\h(40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74" office:value-type="string" calcext:value-type="string">
            <text:p><text:span text:style-name="T36">\h(40)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Enable [Use Explicit Default Radix]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enable [Escapes on [SendText]] again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change default radix to [Hex]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/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/Rate</text:p>
            <text:p><text:span text:style-name="T1">  B: Hide 0x00 + Show (Time Stamp + Direction + Length) + Show Count/Rate</text:span>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68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2">A</text:span><text:span text:style-name="T4"> </text:span><text:span text:style-name="T5">(1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B</text:span><text:span text:style-name="T43"> </text:span><text:span text:style-name="T44">(1)</text:span></text:p>
          </table:table-cell>
          <table:table-cell table:style-name="ce68"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A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B</text:span><text:span text:style-name="T43"> </text:span><text:span text:style-name="T44">(1)</text:span></text:p>
          </table:table-cell>
          <table:table-cell table:number-columns-repeated="5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43"> </text:span><text:span text:style-name="T44">(1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 </text:span><text:span text:style-name="T46">&lt;NUL&gt;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A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B</text:span><text:span text:style-name="T43"> </text:span><text:span text:style-name="T44">(1)</text:span></text:p>
            <text:p><text:span text:style-name="T15">(&lt;TS&gt;</text:span><text:span text:style-name="T48">)</text:span><text:span text:style-name="T54"> </text:span><text:span text:style-name="T55">(&gt;&gt;)</text:span><text:span text:style-name="T56"> 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number-columns-repeated="58"/>
        </table:table-row>
        <table:table-row table:style-name="ro1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43"> </text:span><text:span text:style-name="T44">(1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A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 </text:span><text:span text:style-name="T41">(0)</text:span></text:p>
            <text:p>No empty line for hidden 0x00 !!</text:p>
            <text:p>Time stamp gets updated !!</text:p>
          </table:table-cell>
          <table:table-cell table:number-columns-repeated="58"/>
        </table:table-row>
        <table:table-row table:style-name="ro19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43"> </text:span><text:span text:style-name="T44">(1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25">An additional empty line A &gt; B must not be shown !!</text:span></text:p>
            <text:p><text:span text:style-name="T25">...because this is the pending EOL after the 0x00.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A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 </text:span><text:span text:style-name="T41">(0)</text:span></text:p>
            <text:p><text:span text:style-name="T15">(&lt;TS&gt;)</text:span><text:span text:style-name="T16"> </text:span><text:span text:style-name="T41">(&gt;&gt;)</text:span><text:span text:style-name="T16">  </text:span><text:span text:style-name="T41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5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43"> </text:span><text:span text:style-name="T44">(1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29">OK</text:span><text:span text:style-name="T4"> </text:span><text:span text:style-name="T5">(2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A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 </text:span><text:span text:style-name="T41">(0)</text:span></text:p>
            <text:p><text:span text:style-name="T15">(&lt;TS&gt;)</text:span><text:span text:style-name="T16"> </text:span><text:span text:style-name="T41">(&gt;&gt;)</text:span><text:span text:style-name="T16">  </text:span><text:span text:style-name="T41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OK</text:span><text:span text:style-name="T43"> </text:span><text:span text:style-name="T44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41">(&lt;&lt;) </text:span><text:span text:style-name="T46">&lt;NUL&gt;</text:span></text:p>
          </table:table-cell>
          <table:table-cell table:style-name="ce61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</table:table-cell>
          <table:table-cell table:style-name="ce70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57">Time stamp gets updated !!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&lt;NUL&gt;</text:span></text:p>
          </table:table-cell>
          <table:table-cell table:style-name="ce70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15">(&lt;TS&gt;)</text:span><text:span text:style-name="T16"> </text:span><text:span text:style-name="T41">(&gt;&gt;)</text:span><text:span text:style-name="T16"> 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&lt;NUL&gt;</text:span><text:span text:style-name="T16"> </text:span><text:span text:style-name="T41">(2)</text:span></text:p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</table:table-cell>
          <table:table-cell table:style-name="ce70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57">Time stamp gets updated !!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&lt;NUL&gt;</text:span><text:span text:style-name="T16"> </text:span><text:span text:style-name="T41">(2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</table:table-cell>
          <table:table-cell table:style-name="ce70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70">(&lt;TS&gt;)</text:span><text:span text:style-name="T76"> </text:span><text:span text:style-name="T77">(&gt;&gt;)</text:span><text:span text:style-name="T76">  </text:span><text:span text:style-name="T77">(0)</text:span></text:p>
          </table:table-cell>
          <table:table-cell table:number-columns-repeated="5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&lt;NUL&gt;</text:span><text:span text:style-name="T16"> </text:span><text:span text:style-name="T41">(2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29">OK</text:span><text:span text:style-name="T4"> </text:span><text:span text:style-name="T5">(2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41">(&lt;&lt;)</text:span><text:span text:style-name="T16">  </text:span><text:span text:style-name="T41">(0)</text:span></text:p>
            <text:p><text:span text:style-name="T15">(&lt;TS&gt;)</text:span><text:span text:style-name="T16"> </text:span><text:span text:style-name="T41">(&lt;&lt;)</text:span><text:span text:style-name="T16">  </text:span><text:span text:style-name="T41">(0)</text:span></text:p>
            <text:p><text:span text:style-name="T15">(&lt;TS&gt;)</text:span><text:span text:style-name="T16"> </text:span><text:span text:style-name="T41">(&gt;&gt;)</text:span><text:span text:style-name="T16">  </text:span><text:span text:style-name="T41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OK</text:span><text:span text:style-name="T43"> </text:span><text:span text:style-name="T44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41">(&lt;&lt;) </text:span></text:p>
          </table:table-cell>
          <table:table-cell table:style-name="ce61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  <text:p><text:span text:style-name="T57">Time stamp gets updated !!</text:span></text:p>
          </table:table-cell>
          <table:table-cell table:style-name="ce70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57">Time stamp gets updated !!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  <text:p><text:span text:style-name="T15">(&lt;TS&gt;)</text:span><text:span text:style-name="T16"> </text:span><text:span text:style-name="T41">(&lt;&lt;)</text:span><text:span text:style-name="T52">  </text:span><text:span text:style-name="T53">(0)</text:span></text:p>
          </table:table-cell>
          <table:table-cell table:style-name="ce70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15">(&lt;TS&gt;)</text:span><text:span text:style-name="T16"> </text:span><text:span text:style-name="T41">(&gt;&gt;)</text:span><text:span text:style-name="T16">  </text:span><text:span text:style-name="T41">(0)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80" office:value-type="string" calcext:value-type="string"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  <text:p><text:span text:style-name="T15">(&lt;TS&gt;)</text:span><text:span text:style-name="T16"> </text:span><text:span text:style-name="T41">(&lt;&lt;)</text:span><text:span text:style-name="T52">  </text:span><text:span text:style-name="T53">(0)</text:span></text:p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OK</text:span><text:span text:style-name="T59"> </text:span><text:span text:style-name="T60">(2)</text:span></text:p>
          </table:table-cell>
          <table:table-cell table:style-name="ce70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15">(&lt;TS&gt;)</text:span><text:span text:style-name="T16"> </text:span><text:span text:style-name="T41">(&gt;&gt;)</text:span><text:span text:style-name="T16">  </text:span><text:span text:style-name="T41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OK</text:span><text:span text:style-name="T43"> </text:span><text:span text:style-name="T44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/text:p>
          </table:table-cell>
          <table:table-cell table:style-name="ce61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A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</table:table-cell>
          <table:table-cell table:style-name="ce70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A</text:span><text:span text:style-name="T81"> </text:span><text:span text:style-name="T82">(1)</text:span></text:p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</table:table-cell>
          <table:table-cell table:number-columns-repeated="58"/>
        </table:table-row>
        <table:table-row table:style-name="ro22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  <text:p><text:span text:style-name="T25">An already completed line cannot be removed.</text:span></text:p>
            <text:p><text:span text:style-name="T25">(Note that unidir Tx/Rx monitor removes A.)</text:span></text:p>
            <text:p><text:span text:style-name="T25">And hidden &lt;BS&gt; and pending EOL must not create a new line.</text:span></text:p>
          </table:table-cell>
          <table:table-cell table:style-name="ce70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A</text:span><text:span text:style-name="T81"> </text:span><text:span text:style-name="T82">(1)</text:span></text:p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25">An already completed line cannot be removed.</text:span></text:p>
            <text:p><text:span text:style-name="T25">(Note that unidir Tx/Rx monitor removes A.)</text:span></text:p>
            <text:p><text:span text:style-name="T25">And hidden &lt;BS&gt; and pending EOL must not create a new line.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OK</text:span><text:span text:style-name="T59"> </text:span><text:span text:style-name="T60">(2)</text:span></text:p>
          </table:table-cell>
          <table:table-cell table:style-name="ce70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A</text:span><text:span text:style-name="T81"> </text:span><text:span text:style-name="T82">(1)</text:span></text:p>
            <text:p><text:span text:style-name="T15">(&lt;TS&gt;)</text:span><text:span text:style-name="T16"> </text:span><text:span text:style-name="T41">(&lt;&lt;)</text:span><text:span text:style-name="T16">  </text:span><text:span text:style-name="T41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OK</text:span><text:span text:style-name="T43"> </text:span><text:span text:style-name="T44">(2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A &gt; B</text:p>
          </table:table-cell>
          <table:table-cell office:value-type="string" calcext:value-type="string">
            <text:p>A\!(Delay(2000)) [Enter]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A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TS)</text:span><text:span text:style-name="T28"> </text:span><text:span text:style-name="T63">(&gt;&gt;)</text:span><text:span text:style-name="T28"> </text:span><text:span text:style-name="T29">A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A</text:span><text:span text:style-name="T4"> </text:span><text:span text:style-name="T5">(1)</text:span></text:p>
            <text:p><text:span text:style-name="T64">(&lt;TS&gt;)</text:span><text:span text:style-name="T7"> </text:span><text:span text:style-name="T8">(&gt;&gt;)</text:span><text:span text:style-name="T7"> </text:span><text:span text:style-name="T29">B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TS)</text:span><text:span text:style-name="T28"> </text:span><text:span text:style-name="T63">(&gt;&gt;)</text:span><text:span text:style-name="T28"> </text:span><text:span text:style-name="T29">A</text:span><text:span text:style-name="T4"> </text:span><text:span text:style-name="T5">(1)</text:span></text:p>
            <text:p><text:span text:style-name="T64">(TS)</text:span><text:span text:style-name="T7"> </text:span><text:span text:style-name="T8">(&lt;&lt;)</text:span><text:span text:style-name="T7"> </text:span><text:span text:style-name="T42">B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18">
          <table:table-cell table:number-columns-repeated="3"/>
          <table:table-cell office:value-type="string" calcext:value-type="string">
            <text:p>In both terminals, enable [Show EOL]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A</text:span><text:span text:style-name="T4"> </text:span><text:span text:style-name="T5">(1)</text:span></text:p>
            <text:p><text:span text:style-name="T64">(&lt;TS&gt;)</text:span><text:span text:style-name="T7"> </text:span><text:span text:style-name="T8">(&gt;&gt;)</text:span><text:span text:style-name="T7"> </text:span><text:span text:style-name="T29">B</text:span><text:span text:style-name="T30">&lt;CR&gt;&lt;LF&gt;</text:span><text:span text:style-name="T35"> </text:span><text:span text:style-name="T5">(3)</text:span></text:p>
            <text:p><text:span text:style-name="T64">(&lt;TS&gt;)</text:span><text:span text:style-name="T7"> </text:span><text:span text:style-name="T8">(&lt;&lt;)</text:span><text:span text:style-name="T7"> </text:span><text:span text:style-name="T65">&lt;CR&gt;&lt;LF&gt;</text:span><text:span text:style-name="T7"> </text:span><text:span text:style-name="T8">(2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A</text:span><text:span text:style-name="T4"> </text:span><text:span text:style-name="T5">(1)</text:span></text:p>
            <text:p><text:span text:style-name="T64">(&lt;TS&gt;</text:span><text:span text:style-name="T7">) </text:span><text:span text:style-name="T8">(&lt;&lt;)</text:span><text:span text:style-name="T7"> </text:span><text:span text:style-name="T42">B</text:span><text:span text:style-name="T67">&lt;CR&gt;&lt;LF&gt;</text:span><text:span text:style-name="T35"> </text:span><text:span text:style-name="T5">(3)</text:span></text:p>
            <text:p><text:span text:style-name="T64">(&lt;TS&gt;)</text:span><text:span text:style-name="T7"> </text:span><text:span text:style-name="T8">(&gt;&gt;)</text:span><text:span text:style-name="T7"> </text:span><text:span text:style-name="T83">&lt;CR&gt;&lt;LF&gt;</text:span><text:span text:style-name="T7"> </text:span><text:span text:style-name="T8">(2)</text:span></text:p>
            <text:p><text:span text:style-name="T25">First two TimeStamps must remain.</text:span></text:p>
            <text:p><text:span text:style-name="T25">Third TimeStamp must be higher than others.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\!(Delay(2000))A [Enter]</text:p>
          </table:table-cell>
          <table:table-cell table:style-name="ce80" office:value-type="string" calcext:value-type="string">
            <text:p><text:span text:style-name="T27">(</text:span><text:span text:style-name="T66">&lt;TS&gt;</text:span><text:span text:style-name="T27">)</text:span><text:span text:style-name="T28"> </text:span><text:span text:style-name="T63">(&lt;&lt;)</text:span><text:span text:style-name="T28"> </text:span><text:span text:style-name="T46">&lt;NUL&gt;</text:span><text:span text:style-name="T28"> </text:span><text:span text:style-name="T63">(1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63">(&lt;&lt;)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80" office:value-type="string" calcext:value-type="string">
            <text:p><text:span text:style-name="T27">(</text:span><text:span text:style-name="T66">&lt;TS&gt;</text:span><text:span text:style-name="T27">)</text:span><text:span text:style-name="T28"> </text:span><text:span text:style-name="T63">(&lt;&lt;)</text:span><text:span text:style-name="T28"> </text:span><text:span text:style-name="T46">&lt;NUL&gt;</text:span><text:span text:style-name="T28"> </text:span><text:span text:style-name="T63">(1)</text:span></text:p>
            <text:p><text:span text:style-name="T27">(</text:span><text:span text:style-name="T66">&lt;TS&gt;</text:span><text:span text:style-name="T27">)</text:span><text:span text:style-name="T28"> </text:span><text:span text:style-name="T63">(&gt;&gt;)</text:span><text:span text:style-name="T28"> </text:span><text:span text:style-name="T29">B</text:span><text:span text:style-name="T30">&lt;CR&gt;&lt;LF&gt;</text:span><text:span text:style-name="T35"> </text:span><text:span text:style-name="T5">(3)</text:span></text:p>
            <text:p><text:span text:style-name="T64">(&lt;TS&gt;)</text:span><text:span text:style-name="T7"> </text:span><text:span text:style-name="T8">(&lt;&lt;)</text:span><text:span text:style-name="T7"> </text:span><text:span text:style-name="T42">A</text:span><text:span text:style-name="T67">&lt;CR&gt;&lt;LF&gt;</text:span><text:span text:style-name="T35"> </text:span><text:span text:style-name="T5">(3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B</text:span><text:span text:style-name="T67">&lt;CR&gt;&lt;LF&gt;</text:span><text:span text:style-name="T35"> </text:span><text:span text:style-name="T5">(3)</text:span></text:p>
            <text:p><text:span text:style-name="T64">(&lt;TS&gt;)</text:span><text:span text:style-name="T7"> </text:span><text:span text:style-name="T8">(&gt;&gt;)</text:span><text:span text:style-name="T7"> </text:span><text:span text:style-name="T29">A</text:span><text:span text:style-name="T30">&lt;CR&gt;&lt;LF&gt;</text:span><text:span text:style-name="T35"> </text:span><text:span text:style-name="T5">(3)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both terminals, disable [Show EOL]</text:p>
          </table:table-cell>
          <table:table-cell table:style-name="ce80" office:value-type="string" calcext:value-type="string">
            <text:p><text:span text:style-name="T27">(</text:span><text:span text:style-name="T66">&lt;TS&gt;</text:span><text:span text:style-name="T27">)</text:span><text:span text:style-name="T28"> </text:span><text:span text:style-name="T63">(&lt;&lt;)</text:span><text:span text:style-name="T28"> </text:span><text:span text:style-name="T46">&lt;NUL&gt;</text:span><text:span text:style-name="T28"> </text:span><text:span text:style-name="T63">(1)</text:span></text:p>
            <text:p><text:span text:style-name="T27">(</text:span><text:span text:style-name="T66">&lt;TS&gt;</text:span><text:span text:style-name="T27">)</text:span><text:span text:style-name="T28"> </text:span><text:span text:style-name="T63">(&gt;&gt;)</text:span><text:span text:style-name="T28"> </text:span><text:span text:style-name="T29">B</text:span><text:span text:style-name="T4"> </text:span><text:span text:style-name="T5">(1)</text:span></text:p>
            <text:p><text:span text:style-name="T64">(&lt;TS&gt;)</text:span><text:span text:style-name="T7"> </text:span><text:span text:style-name="T8">(&lt;&lt;)</text:span><text:span text:style-name="T7"> </text:span><text:span text:style-name="T42">A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B</text:span><text:span text:style-name="T4"> </text:span><text:span text:style-name="T5">(1)</text:span></text:p>
            <text:p><text:span text:style-name="T64">(&lt;TS&gt;)</text:span><text:span text:style-name="T7"> </text:span><text:span text:style-name="T8">(&gt;&gt;)</text:span><text:span text:style-name="T7"> </text:span><text:span text:style-name="T29">A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C3\!(Delay(2000))\0x84 [Enter]</text:p>
          </table:table-cell>
          <table:table-cell table:style-name="ce80" office:value-type="string" calcext:value-type="string">
            <text:p><text:span text:style-name="T27">(</text:span><text:span text:style-name="T66">&lt;TS&gt;</text:span><text:span text:style-name="T27">)</text:span><text:span text:style-name="T28"> </text:span><text:span text:style-name="T63">(&lt;&lt;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63">(&gt;&gt;)</text:span></text:p>
          </table:table-cell>
          <table:table-cell table:number-columns-repeated="58"/>
        </table:table-row>
        <table:table-row table:style-name="ro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B</text:span><text:span text:style-name="T4"> </text:span><text:span text:style-name="T5">(1)</text:span></text:p>
            <text:p><text:span text:style-name="T64">(&lt;TS&gt;)</text:span><text:span text:style-name="T7"> </text:span><text:span text:style-name="T8">(&lt;&lt;)</text:span><text:span text:style-name="T7"> </text:span><text:span text:style-name="T42">Ä</text:span><text:span text:style-name="T4"> </text:span><text:span text:style-name="T5">(1)</text:span></text:p>
            <text:p><text:span text:style-name="T25">Direction must change, i.e. match resulting show characters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B</text:span><text:span text:style-name="T4"> </text:span><text:span text:style-name="T5">(1)</text:span></text:p>
            <text:p><text:span text:style-name="T64">(&lt;TS&gt;)</text:span><text:span text:style-name="T7"> </text:span><text:span text:style-name="T8">(&gt;&gt;)</text:span><text:span text:style-name="T7"> </text:span><text:span text:style-name="T29">Ä</text:span><text:span text:style-name="T4"> </text:span><text:span text:style-name="T5">(1)</text:span></text:p>
            <text:p><text:span text:style-name="T25">TimeStamp of Ä must be higher than B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show unidir Tx/Rx panels</text:p>
          </table:table-cell>
          <table:table-cell office:value-type="string" calcext:value-type="string">
            <text:p>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receiving terminal, disable [Settings... &gt; Advanced &gt; ...when direction changes]</text:p>
            <text:p>Confirm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B</text:span><text:span text:style-name="T4"> </text:span><text:span text:style-name="T5">(1)</text:span></text:p>
            <text:p><text:span text:style-name="T64">(&lt;TS&gt;)</text:span><text:span text:style-name="T7"> </text:span><text:span text:style-name="T8">(&lt;&lt;)</text:span><text:span text:style-name="T7"> </text:span><text:span text:style-name="T42">Ä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B</text:span><text:span text:style-name="T4"> </text:span><text:span text:style-name="T5">(1)</text:span></text:p>
            <text:p><text:span text:style-name="T64">(&lt;TS&gt;)</text:span><text:span text:style-name="T7"> </text:span><text:span text:style-name="T8">(&gt;&gt;)</text:span><text:span text:style-name="T7"> </text:span><text:span text:style-name="T29">Ä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/text:p>
          </table:table-cell>
          <table:table-cell table:style-name="ce61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A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 at least 500 ms later (glue time-out)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</text:span><text:span text:style-name="T68">B</text:span></text:p>
          </table:table-cell>
          <table:table-cell table:style-name="ce70" office:value-type="string" calcext:value-type="string">
            <text:p><text:span text:style-name="T15">(&lt;TS&gt;</text:span><text:span text:style-name="T48">)</text:span><text:span text:style-name="T54"> </text:span><text:span text:style-name="T55">(&lt;&gt;)</text:span><text:span text:style-name="T56"> </text:span><text:span text:style-name="T58">A</text:span><text:span text:style-name="T84">B</text:span></text:p>
            <text:p><text:span text:style-name="T25">Direction must be replaced !!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 at least 500 ms later (glue time-out)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</text:span><text:span text:style-name="T68">B</text:span><text:span text:style-name="T59"> </text:span><text:span text:style-name="T60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A</text:span></text:p>
          </table:table-cell>
          <table:table-cell table:style-name="ce70" office:value-type="string" calcext:value-type="string">
            <text:p><text:span text:style-name="T15">(&lt;TS&gt;</text:span><text:span text:style-name="T48">)</text:span><text:span text:style-name="T54"> </text:span><text:span text:style-name="T55">(&lt;&gt;)</text:span><text:span text:style-name="T56"> </text:span><text:span text:style-name="T58">A</text:span><text:span text:style-name="T84">B</text:span><text:span text:style-name="T85">A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at least 500 ms later (glue time-out)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</text:span><text:span text:style-name="T68">B</text:span><text:span text:style-name="T59"> </text:span><text:span text:style-name="T60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</text:span><text:span text:style-name="T68">B</text:span><text:span text:style-name="T59"> </text:span><text:span text:style-name="T60">(1)</text:span></text:p>
          </table:table-cell>
          <table:table-cell table:style-name="ce70" office:value-type="string" calcext:value-type="string">
            <text:p><text:span text:style-name="T15">(&lt;TS&gt;</text:span><text:span text:style-name="T48">)</text:span><text:span text:style-name="T54"> </text:span><text:span text:style-name="T55">(&lt;&gt;)</text:span><text:span text:style-name="T56"> </text:span><text:span text:style-name="T58">A</text:span><text:span text:style-name="T84">B</text:span><text:span text:style-name="T85">A</text:span><text:span text:style-name="T84">B</text:span><text:span text:style-name="T61"> </text:span><text:span text:style-name="T62">(4)</text:span></text:p>
          </table:table-cell>
          <table:table-cell table:number-columns-repeated="58"/>
        </table:table-row>
        <table:table-row table:style-name="ro22">
          <table:table-cell table:number-columns-repeated="5"/>
          <table:table-cell office:value-type="string" calcext:value-type="string">
            <text:p>Unidir Tx/Rx panels must show...</text:p>
            <text:p><text:span text:style-name="T15">(&lt;TS&gt;</text:span><text:span text:style-name="T48">)</text:span><text:span text:style-name="T54"> </text:span><text:span text:style-name="T55">(&lt;&lt;)</text:span><text:span text:style-name="T56"> </text:span><text:span text:style-name="T86">BB</text:span><text:span text:style-name="T61"> </text:span><text:span text:style-name="T62">(2)</text:span></text:p>
            <text:p>...and:</text:p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AA</text:span></text:p>
            <text:p><text:span text:style-name="T25">Rx has not received EOL yet !!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Disable [Settings... &gt; Advanced &gt; ...when direction changes]</text:span></text:p>
            <text:p><text:span text:style-name="T1">Disable [Settings... &gt; Advanced &gt; Reduce line breaks...]</text:span>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Enable [Show Direction]</text:p>
            <text:p>Enable [Show EOL]</text:p>
            <text:p><text:span text:style-name="T1">Enable [Show Count/Rate]</text:span>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Send:</text:p>
            <text:p>ABCDEFGHIJKLMNOPQRSTUVWXYZ\!(LineRepeat(100)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1">Bidir lines are indicated by </text:span><text:span text:style-name="T69">(&lt;&gt;)</text:span></text:p>
            <text:p>No duplicated or missing parts, i.e. always A-Z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14">binary</text:span> AutoSockets interconnected to each other:</text:p>
            <text:p><text:span text:style-name="T1">  A: Defaults + Show (Time Stamp + Direction + Length) + Show Count/Rate</text:span></text:p>
            <text:p><text:span text:style-name="T1">  B: Hide 0x00 + Show (Time Stamp + Direction + Length) + Show Count/Rate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70" office:value-type="string" calcext:value-type="string">
            <text:p><text:span text:style-name="T70">(&lt;TS&gt;</text:span><text:span text:style-name="T71">)</text:span><text:span text:style-name="T72"> </text:span><text:span text:style-name="T73">(&lt;&lt;)</text:span><text:span text:style-name="T72"> </text:span><text:span text:style-name="T74">41h</text:span><text:span text:style-name="T22"> </text:span><text:span text:style-name="T74">42h</text:span><text:span text:style-name="T22"> </text:span><text:span text:style-name="T74">43h</text:span><text:span text:style-name="T22"> </text:span><text:span text:style-name="T74">44h</text:span><text:span text:style-name="T22"> </text:span><text:span text:style-name="T74">45h</text:span><text:span text:style-name="T22"> </text:span><text:span text:style-name="T74">46h</text:span><text:span text:style-name="T22"> </text:span><text:span text:style-name="T38">(6)</text:span></text:p>
          </table:table-cell>
          <table:table-cell table:style-name="ce70" office:value-type="string" calcext:value-type="string">
            <text:p><text:span text:style-name="T71">(&lt;TS&gt;)</text:span><text:span text:style-name="T72"> </text:span><text:span text:style-name="T73">(&gt;&gt;)</text:span><text:span text:style-name="T7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</text:span><text:span text:style-name="T21">44h</text:span><text:span text:style-name="T22"> </text:span><text:span text:style-name="T21">45h</text:span><text:span text:style-name="T22"> </text:span><text:span text:style-name="T21">46h</text:span><text:span text:style-name="T22"> </text:span><text:span text:style-name="T38">(6)</text:span></text:p>
          </table:table-cell>
          <table:table-cell table:number-columns-repeated="58"/>
        </table:table-row>
        <table:table-row table:style-name="ro10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7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41h</text:span><text:span text:style-name="T43"> </text:span><text:span text:style-name="T45">42h</text:span><text:span text:style-name="T43"> </text:span><text:span text:style-name="T45">43h</text:span><text:span text:style-name="T43"> </text:span><text:span text:style-name="T45">44h</text:span><text:span text:style-name="T43"> </text:span><text:span text:style-name="T45">45h</text:span><text:span text:style-name="T43"> </text:span><text:span text:style-name="T45">46h</text:span><text:span text:style-name="T43"> </text:span><text:span text:style-name="T44">(6)</text:span></text:p>
            <text:p><text:span text:style-name="T19">(&lt;TS&gt;)</text:span><text:span text:style-name="T20"> </text:span><text:span text:style-name="T51">(&lt;&lt;)</text:span><text:span text:style-name="T20"> </text:span><text:span text:style-name="T74">41h</text:span><text:span text:style-name="T22"> </text:span><text:span text:style-name="T38">(1)</text:span></text:p>
            <text:p><text:span text:style-name="T70">(&lt;TS&gt;</text:span><text:span text:style-name="T71">)</text:span><text:span text:style-name="T72"> </text:span><text:span text:style-name="T73">(&lt;&lt;)</text:span><text:span text:style-name="T72"> </text:span><text:span text:style-name="T74">41h</text:span><text:span text:style-name="T22"> </text:span><text:span text:style-name="T74">42h</text:span><text:span text:style-name="T22"> </text:span><text:span text:style-name="T74">41h</text:span><text:span text:style-name="T22"> </text:span><text:span text:style-name="T74">42h</text:span><text:span text:style-name="T22"> </text:span><text:span text:style-name="T74">43h</text:span><text:span text:style-name="T22"> ... </text:span><text:span text:style-name="T38">(35)</text:span></text:p>
            <text:p><text:span text:style-name="T25">Or different, depending on chunking.</text:span></text:p>
          </table:table-cell>
          <table:table-cell table:style-name="ce70"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41h</text:span><text:span text:style-name="T43"> </text:span><text:span text:style-name="T17">42h</text:span><text:span text:style-name="T43"> </text:span><text:span text:style-name="T17">43h</text:span><text:span text:style-name="T43"> </text:span><text:span text:style-name="T17">44h</text:span><text:span text:style-name="T43"> </text:span><text:span text:style-name="T17">45h</text:span><text:span text:style-name="T43"> </text:span><text:span text:style-name="T17">46h</text:span><text:span text:style-name="T43"> </text:span><text:span text:style-name="T44">(6)</text:span></text:p>
            <text:p><text:span text:style-name="T19">(&lt;TS&gt;)</text:span><text:span text:style-name="T20"> </text:span><text:span text:style-name="T51">(&gt;&gt;)</text:span><text:span text:style-name="T20"> </text:span><text:span text:style-name="T21">41h</text:span><text:span text:style-name="T22"> </text:span><text:span text:style-name="T38">(1)</text:span></text:p>
            <text:p><text:span text:style-name="T71">(&lt;TS&gt;)</text:span><text:span text:style-name="T72"> </text:span><text:span text:style-name="T73">(&gt;&gt;)</text:span><text:span text:style-name="T72"> </text:span><text:span text:style-name="T21">41h</text:span><text:span text:style-name="T22"> </text:span><text:span text:style-name="T21">42h</text:span><text:span text:style-name="T2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... </text:span><text:span text:style-name="T38">(35)</text:span></text:p>
            <text:p><text:span text:style-name="T25">Or different, depending on chunking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3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In receiving terminal, enable [Settings... &gt; Text... &gt; Break lines after 4 lines]</text:p>
          </table:table-cell>
          <table:table-cell/>
          <table:table-cell table:style-name="ce61"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6h</text:span><text:span text:style-name="T4"> </text:span><text:span text:style-name="T5">(2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5">(1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1h</text:span><text:span text:style-name="T4"> </text:span><text:span text:style-name="T29">42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3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4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4h</text:span><text:span text:style-name="T4"> </text:span><text:span text:style-name="T29">45h</text:span><text:span text:style-name="T4"> </text:span><text:span text:style-name="T29">41h</text:span><text:span text:style-name="T4"> </text:span><text:span text:style-name="T29">42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6h</text:span><text:span text:style-name="T4"> </text:span><text:span text:style-name="T29">47h</text:span><text:span text:style-name="T4"> </text:span><text:span text:style-name="T29">41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6h</text:span><text:span text:style-name="T4"> </text:span><text:span text:style-name="T29">47h</text:span><text:span text:style-name="T4"> </text:span><text:span text:style-name="T29">48h</text:span><text:span text:style-name="T4"> </text:span><text:span text:style-name="T5">(3)</text:span></text:p>
            <text:p><text:span text:style-name="T25">Chunk and lenght line break are active now.</text:span></text:p>
          </table:table-cell>
          <table:table-cell table:number-columns-repeated="58"/>
        </table:table-row>
        <table:table-row table:style-name="ro24">
          <table:table-cell table:number-columns-repeated="3"/>
          <table:table-cell office:value-type="string" calcext:value-type="string">
            <text:p>In receiving terminal, disable [Settings... &gt; Text... &gt; Break lines on every chunk]</text:p>
          </table:table-cell>
          <table:table-cell/>
          <table:table-cell table:style-name="ce61" office:value-type="string" calcext:value-type="string">
            <text:p><text:span text:style-name="T31">(</text:span><text:span text:style-name="T64">&lt;TS&gt;</text:span><text:span text:style-name="T27">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6h</text:span><text:span text:style-name="T4"> </text:span><text:span text:style-name="T29">41h</text:span><text:span text:style-name="T4"> </text:span><text:span text:style-name="T29">41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2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41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6h</text:span><text:span text:style-name="T4"> </text:span><text:span text:style-name="T29">47h</text:span><text:span text:style-name="T4"> </text:span><text:span text:style-name="T29">41h</text:span><text:span text:style-name="T4"> </text:span><text:span text:style-name="T29">42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4)</text:span></text:p>
            <text:p><text:span text:style-name="T64">(&lt;TS&gt;)</text:span><text:span text:style-name="T7"> </text:span><text:span text:style-name="T8">(&gt;&gt;)</text:span><text:span text:style-name="T7"> </text:span><text:span text:style-name="T29">47h</text:span><text:span text:style-name="T4"> </text:span><text:span text:style-name="T29">48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61"/>
          <table:table-cell table:number-columns-repeated="58"/>
        </table:table-row>
        <table:table-row table:style-name="ro3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4 lines]</text:span></text:p>
            <text:p><text:span text:style-name="T1">In receiving terminal, enable [Settings... &gt; Text... &gt; Break lines after time-out of]</text:span></text:p>
            <text:p>Confirm</text:p>
          </table:table-cell>
          <table:table-cell/>
          <table:table-cell table:style-name="ce70"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41h</text:span><text:span text:style-name="T43"> </text:span><text:span text:style-name="T17">42h</text:span><text:span text:style-name="T43"> </text:span><text:span text:style-name="T17">43h</text:span><text:span text:style-name="T43"> </text:span><text:span text:style-name="T17">44h</text:span><text:span text:style-name="T43"> </text:span><text:span text:style-name="T17">45h</text:span><text:span text:style-name="T43"> </text:span><text:span text:style-name="T17">46h</text:span><text:span text:style-name="T43"> </text:span><text:span text:style-name="T44">(6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41h</text:span><text:span text:style-name="T43"> </text:span><text:span text:style-name="T17">41h</text:span><text:span text:style-name="T43"> </text:span><text:span text:style-name="T21">42h</text:span><text:span text:style-name="T2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... </text:span><text:span text:style-name="T38">(36)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0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0">
          <table:table-cell table:number-columns-repeated="3"/>
          <table:table-cell office:value-type="string" calcext:value-type="string">
            <text:p>In sending terminal, send:</text:p>
            <text:p><text:span text:style-name="T1">A\!(EOL)AB\!(Delay(1000))ABC</text:span></text:p>
          </table:table-cell>
          <table:table-cell table:style-name="ce70" office:value-type="string" calcext:value-type="string">
            <text:p><text:span text:style-name="T75">[Error: EOL keyword is not supported for binary terminals!]</text:span></text:p>
            <text:p><text:span text:style-name="T70">(&lt;TS&gt;)</text:span><text:span text:style-name="T76"> </text:span><text:span text:style-name="T77">(&lt;&lt;)</text:span><text:span text:style-name="T76"> </text:span><text:span text:style-name="T78">41h</text:span><text:span text:style-name="T79"> </text:span><text:span text:style-name="T74">41h</text:span><text:span text:style-name="T22"> </text:span><text:span text:style-name="T74">42h</text:span><text:span text:style-name="T22"> </text:span><text:span text:style-name="T38">(3)</text:span></text:p>
            <text:p><text:span text:style-name="T70">(&lt;TS&gt;)</text:span><text:span text:style-name="T72"> </text:span><text:span text:style-name="T73">(&lt;&lt;)</text:span><text:span text:style-name="T72"> </text:span><text:span text:style-name="T74">41h</text:span><text:span text:style-name="T22"> </text:span><text:span text:style-name="T74">42h</text:span><text:span text:style-name="T22"> </text:span><text:span text:style-name="T74">43h</text:span><text:span text:style-name="T22"> </text:span><text:span text:style-name="T38">(3)</text:span></text:p>
            <text:p><text:span text:style-name="T25">Note bugs #211 and #352 regarding suboptiomal position.</text:span></text:p>
          </table:table-cell>
          <table:table-cell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1h</text:span><text:span text:style-name="T4"> </text:span><text:span text:style-name="T29">42h</text:span><text:span text:style-name="T4"> </text:span><text:span text:style-name="T5">(3)</text:span></text:p>
            <text:p><text:span text:style-name="T64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3)</text:span></text:p>
          </table:table-cell>
          <table:table-cell table:number-columns-repeated="58"/>
        </table:table-row>
        <table:table-row table:style-name="ro25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 office:value-type="string" calcext:value-type="string">
            <text:p><text:span text:style-name="T75">[Error: EOL keyword is not supported for binary terminals!]</text:span></text:p>
            <text:p><text:span text:style-name="T15">(&lt;TS&gt;)</text:span><text:span text:style-name="T16"> </text:span><text:span text:style-name="T41">(&lt;&lt;)</text:span><text:span text:style-name="T16"> </text:span><text:span text:style-name="T45">41h</text:span><text:span text:style-name="T43"> </text:span><text:span text:style-name="T45">41h</text:span><text:span text:style-name="T43"> </text:span><text:span text:style-name="T45">42h</text:span><text:span text:style-name="T43"> </text:span><text:span text:style-name="T44">(3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41h</text:span><text:span text:style-name="T43"> </text:span><text:span text:style-name="T45">42h</text:span><text:span text:style-name="T43"> </text:span><text:span text:style-name="T45">43h</text:span><text:span text:style-name="T43"> </text:span><text:span text:style-name="T44">(3)</text:span></text:p>
            <text:p><text:span text:style-name="T15">(&lt;TS&gt;</text:span><text:span text:style-name="T27">)</text:span><text:span text:style-name="T28"> </text:span><text:span text:style-name="T63">(&lt;&lt;)</text:span><text:span text:style-name="T28"> </text:span><text:span text:style-name="T42">41h</text:span><text:span text:style-name="T4"> </text:span><text:span text:style-name="T5">(1)</text:span></text:p>
            <text:p><text:span text:style-name="T15">(&lt;TS&gt;</text:span><text:span text:style-name="T64">)</text:span><text:span text:style-name="T7"> </text:span><text:span text:style-name="T8">(&lt;&lt;)</text:span><text:span text:style-name="T7"> </text:span><text:span text:style-name="T42">42h</text:span><text:span text:style-name="T4"> </text:span><text:span text:style-name="T5">(1)</text:span></text:p>
            <text:p><text:span text:style-name="T64">(&lt;TS&gt;)</text:span><text:span text:style-name="T7"> </text:span><text:span text:style-name="T8">(&lt;&lt;)</text:span><text:span text:style-name="T7"> </text:span><text:span text:style-name="T42">41h</text:span><text:span text:style-name="T4"> </text:span><text:span text:style-name="T42">42h</text:span><text:span text:style-name="T4"> </text:span><text:span text:style-name="T42">43h</text:span><text:span text:style-name="T4"> </text:span><text:span text:style-name="T5">(3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41h</text:span><text:span text:style-name="T43"> </text:span><text:span text:style-name="T17">41h</text:span><text:span text:style-name="T43"> </text:span><text:span text:style-name="T17">42h</text:span><text:span text:style-name="T43"> </text:span><text:span text:style-name="T44">(3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41h</text:span><text:span text:style-name="T43"> </text:span><text:span text:style-name="T17">42h</text:span><text:span text:style-name="T43"> </text:span><text:span text:style-name="T17">43h</text:span><text:span text:style-name="T43"> </text:span><text:span text:style-name="T44">(3)</text:span></text:p>
            <text:p><text:span text:style-name="T15">(&lt;TS&gt;</text:span><text:span text:style-name="T27">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5">(2)</text:span></text:p>
            <text:p><text:span text:style-name="T64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3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time-out of]</text:span></text:p>
            <text:p><text:span text:style-name="T1">In receiving terminal, enable [Settings... &gt; Text... &gt; Break lines before sequence]</text:span></text:p>
            <text:p>Confirm</text:p>
          </table:table-cell>
          <table:table-cell/>
          <table:table-cell table:style-name="ce70" office:value-type="string" calcext:value-type="string">
            <text:p><text:span text:style-name="T70">(&lt;TS&gt;)</text:span><text:span text:style-name="T76"> </text:span><text:span text:style-name="T77">(&gt;&gt;)</text:span><text:span text:style-name="T76"> </text:span><text:span text:style-name="T87">41h</text:span><text:span text:style-name="T79"> </text:span><text:span text:style-name="T87">41h</text:span><text:span text:style-name="T79"> </text:span><text:span text:style-name="T87">42h</text:span><text:span text:style-name="T79"> </text:span><text:span text:style-name="T88">(3)</text:span></text:p>
            <text:p><text:span text:style-name="T70">(&lt;TS&gt;)</text:span><text:span text:style-name="T76"> </text:span><text:span text:style-name="T77">(&gt;&gt;)</text:span><text:span text:style-name="T76"> </text:span><text:span text:style-name="T87">41h</text:span><text:span text:style-name="T79"> </text:span><text:span text:style-name="T87">42h</text:span><text:span text:style-name="T79"> </text:span><text:span text:style-name="T87">43h</text:span><text:span text:style-name="T79"> </text:span><text:span text:style-name="T21">41h</text:span><text:span text:style-name="T22"> </text:span><text:span text:style-name="T21">42h</text:span><text:span text:style-name="T22"> </text:span><text:span text:style-name="T38">(5)</text:span></text:p>
            <text:p><text:span text:style-name="T71">(&lt;TS&gt;)</text:span><text:span text:style-name="T72"> </text:span><text:span text:style-name="T73">(&gt;&gt;)</text:span><text:span text:style-name="T72"> </text:span><text:span text:style-name="T21">41h</text:span><text:span text:style-name="T22"> </text:span><text:span text:style-name="T21">42h</text:span><text:span text:style-name="T22"> </text:span><text:span text:style-name="T21">43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0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table:style-name="ce87"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64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/text:p>
          </table:table-cell>
          <table:table-cell table:number-columns-repeated="58"/>
        </table:table-row>
        <table:table-row table:style-name="ro17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15">(&lt;TS&gt;</text:span><text:span text:style-name="T27">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64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/text:p>
          </table:table-cell>
          <table:table-cell table:number-columns-repeated="58"/>
        </table:table-row>
        <table:table-row table:style-name="ro26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/>
          <table:table-cell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41h</text:span><text:span text:style-name="T43"> </text:span><text:span text:style-name="T17">42h</text:span><text:span text:style-name="T43"> </text:span><text:span text:style-name="T17">43h</text:span><text:span text:style-name="T43"> </text:span><text:span text:style-name="T17">31h</text:span><text:span text:style-name="T43"> </text:span><text:span text:style-name="T17">32h</text:span><text:span text:style-name="T43"> </text:span><text:span text:style-name="T17">33h</text:span><text:span text:style-name="T43"> </text:span><text:span text:style-name="T17">41h</text:span><text:span text:style-name="T43"> </text:span><text:span text:style-name="T29">42h</text:span><text:span text:style-name="T4"> </text:span><text:span text:style-name="T5">(8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/text:p>
            <text:p><text:span text:style-name="T25">Note that </text:span><text:span text:style-name="T89">41h</text:span><text:span text:style-name="T90"> </text:span><text:span text:style-name="T91">42h</text:span><text:span text:style-name="T90"> </text:span><text:span text:style-name="T92">(8)</text:span><text:span text:style-name="T93"> will only be appended after the delay,</text:span></text:p>
            <text:p><text:span text:style-name="T25">when these bytes were determined to not belong to the sequence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enable [Settings... &gt; Text... &gt; Break lines before sequence]</text:span></text:p>
            <text:p><text:span text:style-name="T1">In receiving terminal, enable [Settings... &gt; Text... &gt; Break lines after sequence]</text:span></text:p>
            <text:p>Confirm</text:p>
          </table:table-cell>
          <table:table-cell/>
          <table:table-cell table:style-name="ce70" office:value-type="string" calcext:value-type="string">
            <text:p><text:span text:style-name="T70">(&lt;TS&gt;</text:span><text:span text:style-name="T19">)</text:span><text:span text:style-name="T20"> </text:span><text:span text:style-name="T51">(&gt;&gt;)</text:span><text:span text:style-name="T20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</text:span><text:span text:style-name="T21">44h</text:span><text:span text:style-name="T22"> </text:span><text:span text:style-name="T21">45h</text:span><text:span text:style-name="T22"> </text:span><text:span text:style-name="T21">46h</text:span><text:span text:style-name="T2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</text:span><text:span text:style-name="T21">44h</text:span><text:span text:style-name="T22"> </text:span><text:span text:style-name="T21">45h</text:span><text:span text:style-name="T22"> </text:span><text:span text:style-name="T21">46h</text:span><text:span text:style-name="T22"> </text:span><text:span text:style-name="T21">31h</text:span><text:span text:style-name="T22"> </text:span><text:span text:style-name="T21">32h</text:span><text:span text:style-name="T22"> </text:span><text:span text:style-name="T21">33h ...</text:span></text:p>
            <text:p><text:span text:style-name="T25">Lenght must not be placed, as line has not yet completed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8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office:value-type="string" calcext:value-type="string">
            <text:p><text:span text:style-name="T15">(&lt;TS&gt;</text:span><text:span text:style-name="T27">)</text:span><text:span text:style-name="T28"> </text:span><text:span text:style-name="T63">(&gt;&gt;)</text:span><text:span text:style-name="T28"> </text:span><text:span text:style-name="T29">32h</text:span><text:span text:style-name="T4"> </text:span><text:span text:style-name="T29">33h</text:span><text:span text:style-name="T4"> </text:span><text:span text:style-name="T5">(2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31h</text:span></text:p>
            <text:p><text:span text:style-name="T25">Note that &lt;NUL&gt; is currently being hidden.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table:style-name="ce70" office:value-type="string" calcext:value-type="string">
            <text:p><text:span text:style-name="T70">(&lt;TS&gt;</text:span><text:span text:style-name="T19">)</text:span><text:span text:style-name="T20"> </text:span><text:span text:style-name="T51">(&gt;&gt;)</text:span><text:span text:style-name="T20"> </text:span><text:span text:style-name="T21">32h</text:span><text:span text:style-name="T22"> </text:span><text:span text:style-name="T21">33h</text:span><text:span text:style-name="T22"> </text:span><text:span text:style-name="T38">(2)</text:span></text:p>
            <text:p><text:span text:style-name="T70">(&lt;TS&gt;</text:span><text:span text:style-name="T71">)</text:span><text:span text:style-name="T72"> </text:span><text:span text:style-name="T73">(&gt;&gt;)</text:span><text:span text:style-name="T72"> </text:span><text:span text:style-name="T21">31h</text:span><text:span text:style-name="T22"> </text:span><text:span text:style-name="T21">32h</text:span><text:span text:style-name="T22"> </text:span><text:span text:style-name="T21">33h</text:span><text:span text:style-name="T22"> </text:span><text:span text:style-name="T38">(3)</text:span></text:p>
            <text:p><text:span text:style-name="T70">(&lt;TS&gt;</text:span><text:span text:style-name="T71">)</text:span><text:span text:style-name="T72"> </text:span><text:span text:style-name="T73">(&gt;&gt;)</text:span><text:span text:style-name="T72"> </text:span><text:span text:style-name="T21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3"/>
          <table:table-cell office:value-type="string" calcext:value-type="string">
            <text:p><text:span text:style-name="T1">In receiving terminal, disable [Settings... &gt; Advanced... &gt; Hide 0x00]</text:span></text:p>
            <text:p><text:span text:style-name="T1">Confirm</text:span></text:p>
          </table:table-cell>
          <table:table-cell/>
          <table:table-cell table:style-name="ce70" office:value-type="string" calcext:value-type="string">
            <text:p><text:span text:style-name="T70">(&lt;TS&gt;</text:span><text:span text:style-name="T19">)</text:span><text:span text:style-name="T20"> </text:span><text:span text:style-name="T51">(&gt;&gt;)</text:span><text:span text:style-name="T20"> </text:span><text:span text:style-name="T21">32h</text:span><text:span text:style-name="T22"> </text:span><text:span text:style-name="T21">33h</text:span><text:span text:style-name="T22"> </text:span><text:span text:style-name="T21">00h</text:span><text:span text:style-name="T22"> </text:span><text:span text:style-name="T38">(3)</text:span></text:p>
            <text:p><text:span text:style-name="T70">(&lt;TS&gt;</text:span><text:span text:style-name="T71">)</text:span><text:span text:style-name="T72"> </text:span><text:span text:style-name="T73">(&gt;&gt;)</text:span><text:span text:style-name="T72"> </text:span><text:span text:style-name="T21">31h</text:span><text:span text:style-name="T22"> </text:span><text:span text:style-name="T21">32h</text:span><text:span text:style-name="T22"> </text:span><text:span text:style-name="T21">33h</text:span><text:span text:style-name="T22"> </text:span><text:span text:style-name="T21">00h</text:span><text:span text:style-name="T22"> </text:span><text:span text:style-name="T38">(4)</text:span></text:p>
            <text:p><text:span text:style-name="T70">(&lt;TS&gt;</text:span><text:span text:style-name="T71">)</text:span><text:span text:style-name="T72"> </text:span><text:span text:style-name="T73">(&gt;&gt;)</text:span><text:span text:style-name="T72"> </text:span><text:span text:style-name="T21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 table:number-rows-repeated="10483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Main" table:style-name="ta1" table:print="false">
        <table:table-column table:style-name="co9" table:default-cell-style-name="ce45"/>
        <table:table-column table:style-name="co23" table:default-cell-style-name="ce45"/>
        <table:table-column table:style-name="co24" table:default-cell-style-name="ce45"/>
        <table:table-column table:style-name="co25" table:default-cell-style-name="ce45"/>
        <table:table-column table:style-name="co26" table:default-cell-style-name="ce45"/>
        <table:table-column table:style-name="co27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les on temporary storag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/>
          <table:table-cell table:style-name="ce88" office:value-type="string" calcext:value-type="string">
            <text:p><text:span text:style-name="T1">FR #380 requests to </text:span>automate this te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File &gt; Workspace &gt; Save As...]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  <text:p>File stamp of .yat files get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89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89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89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60"/>
        </table:table-row>
        <table:table-row table:style-name="ro1" table:number-rows-repeated="65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Terminal" table:style-name="ta1" table:print="false">
        <table:table-column table:style-name="co9" table:default-cell-style-name="ce45"/>
        <table:table-column table:style-name="co28" table:default-cell-style-name="ce45"/>
        <table:table-column table:style-name="co29" table:default-cell-style-name="ce45"/>
        <table:table-column table:style-name="co30" table:default-cell-style-name="ce45"/>
        <table:table-column table:style-name="co25" table:default-cell-style-name="ce45"/>
        <table:table-column table:style-name="co31" table:default-cell-style-name="ce45"/>
        <table:table-column table:style-name="co32" table:default-cell-style-name="ce45"/>
        <table:table-column table:style-name="co7" table:number-columns-repeated="57" table:default-cell-style-name="ce45"/>
        <table:table-column table:style-name="co7" table:default-cell-style-name="Default"/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Initialization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Link both to [YAT - Test - YAT.Model.Terminal.yacp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6">
          <table:table-cell table:number-columns-repeated="2"/>
          <table:table-cell office:value-type="string" calcext:value-type="string">
            <text:p>Configuration</text:p>
          </table:table-cell>
          <table:table-cell/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">Menu &gt; Receive &gt; Automatic Action &gt; Deactivate is disabled</text:span></text:p>
            <text:p><text:span text:style-name="T1">Menu &gt; Receive &gt; Automatic Action &gt; Trigger &gt; Use Text &amp; Co. Is disabled</text:span></text:p>
            <text:p><text:span text:style-name="T1">Tool bar icons are equally disabled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Common Regex Capture Patterns</text:p>
            <text:p>Recent Triggers</text:p>
          </table:table-cell>
          <table:table-cell office:value-type="string" calcext:value-type="string">
            <text:p/>
            <text:p/>
            <text:p/>
            <text:p>[Send Text] must not be listed as that is yet ""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<text:span text:style-name="T1">S</text:span>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  <text:p><text:span text:style-name="T1">Count and Deactivate is enabled now</text:span>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[Send Text] = "45"</text:p>
            <text:p>Leave focus</text:p>
          </table:table-cell>
          <table:table-cell table:number-columns-repeated="60"/>
        </table:table-row>
        <table:table-row table:style-name="ro4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  <text:p><text:span text:style-name="T1">Common Regex Capture Patterns</text:span></text:p>
          </table:table-cell>
          <table:table-cell office:value-type="string" calcext:value-type="string">
            <text:p/>
            <text:p/>
            <text:p/>
            <text:p><text:span text:style-name="T1">[Send Text] must be listed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lect trigger = [Send Text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Tx terminal</text:p>
          </table:table-cell>
          <table:table-cell office:value-type="string" calcext:value-type="string">
            <text:p>Send 45</text:p>
          </table:table-cell>
          <table:table-cell office:value-type="string" calcext:value-type="string">
            <text:p>Data sent and received</text:p>
            <text:p>Automatic action is triggered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[Send Text]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3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action is not triggered again</text:p>
            <text:p><text:span text:style-name="T1">Trigger is still highlighted</text:span></text:p>
            <text:p><text:span text:style-name="T1">Former triggers where [Any Line] was active are also highlighted</text:span></text:p>
          </table:table-cell>
          <table:table-cell office:value-type="string" calcext:value-type="string">
            <text:p/>
            <text:p/>
            <text:p>Not perfect, but way good enough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lect trigger = [Predefined Command 1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lect trigger = [Predefined Command 2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Automatic action is triggered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 AB 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Enable [Regex] using [Alt+E] from within trigger combo box</text:p>
            <text:p>Trigger = 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<text:span text:style-name="T94">123</text:span> AB <text:span text:style-name="T94">C456</text:span></text:p>
          </table:table-cell>
          <table:table-cell office:value-type="string" calcext:value-type="string">
            <text:p>Data sent and received</text:p>
            <text:p>Automatic action is triggered for <text:span text:style-name="T94">each of the two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table:style-name="ce48" office:value-type="string" calcext:value-type="string">
            <text:p>Filter/Suppr.</text:p>
          </table:table-cell>
          <table:table-cell table:style-name="ce48"/>
          <table:table-cell office:value-type="string" calcext:value-type="string">
            <text:p>Select trigger = Some dedicated command</text:p>
            <text:p>ABC</text:p>
          </table:table-cell>
          <table:table-cell table:number-columns-repeated="60"/>
        </table:table-row>
        <table:table-row table:style-name="ro6">
          <table:table-cell table:number-columns-repeated="2"/>
          <table:table-cell table:style-name="ce48" table:number-columns-repeated="2"/>
          <table:table-cell office:value-type="string" calcext:value-type="string">
            <text:p>Disable [Regex]</text:p>
            <text:p><text:span text:style-name="T1">Disable [Whole Word]</text:span></text:p>
            <text:p><text:span text:style-name="T1">Reenable [Case Sensitive]</text:span></text:p>
            <text:p>Disable [Use Text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Line Numbers &gt; Show Line Numbers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Show Direction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Filter</text:p>
          </table:table-cell>
          <table:table-cell table:style-name="ce48"/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1">Data sent and received</text:span>, i.e. filtered-in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xyzABC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including trigger from other terminal</text:p>
            <text:p><text:span text:style-name="T1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ABC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92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92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99" office:value-type="string" calcext:value-type="string">
            <text:p><text:span text:style-name="T19">(&gt;&gt;)</text:span><text:span text:style-name="T20"> </text:span><text:span text:style-name="T21">ABC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[Show Count/Rate]</text:p>
            <text:p>[Reset Count/Rate]</text:p>
            <text:p>[Clear Monitors] [Ctrl+E]</text:p>
          </table:table-cell>
          <table:table-cell/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99" office:value-type="string" calcext:value-type="string">
            <text:p><text:span text:style-name="T27">(&gt;&gt;)</text:span><text:span text:style-name="T28"> </text:span><text:span text:style-name="T29">ABC</text:span></text:p>
            <text:p><text:span text:style-name="T64">(&gt;&gt;)</text:span><text:span text:style-name="T7"> </text:span><text:span text:style-name="T29">ABC</text:span></text:p>
            <text:p><text:span text:style-name="T64">(&gt;&gt;)</text:span><text:span text:style-name="T7"> </text:span><text:span text:style-name="T29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Suppress</text:p>
          </table:table-cell>
          <table:table-cell table:style-name="ce48"/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xyz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xyz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99" office:value-type="string" calcext:value-type="string">
            <text:p><text:span text:style-name="T27">(&gt;&gt;)</text:span><text:span text:style-name="T28"> </text:span><text:span text:style-name="T29">xyz</text:span></text:p>
            <text:p><text:span text:style-name="T64">(&gt;&gt;)</text:span><text:span text:style-name="T7"> </text:span><text:span text:style-name="T29">xyz</text:span></text:p>
            <text:p><text:span text:style-name="T64">(&gt;&gt;)</text:span><text:span text:style-name="T7"> </text:span><text:span text:style-name="T29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lose all terminals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Count/Rate</text:p>
          </table:table-cell>
          <table:table-cell table:style-name="ce48"/>
          <table:table-cell office:value-type="string" calcext:value-type="string">
            <text:p>Start MT-SICS simulation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reate and start AutoSocket connected to the MT-SICS simulation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Show Count/Rate]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Show Time Stamp]</text:p>
          </table:table-cell>
          <table:table-cell/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tart SIR</text:p>
          </table:table-cell>
          <table:table-cell office:value-type="string" calcext:value-type="string">
            <text:p>Rates must match the rate of SIR</text:p>
            <text:p>Rates must "look nice"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top SIR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lose terminal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100" office:value-type="string" calcext:value-type="string">
            <text:p>Instructions on videos at "..\4 - Implementation\Auto Action Plot"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Count/Rate Plot</text:p>
          </table:table-cell>
          <table:table-cell office:value-type="string" calcext:value-type="string">
            <text:p>Tx terminal</text:p>
          </table:table-cell>
          <table:table-cell office:value-type="string" calcext:value-type="string">
            <text:p>Open a terminal in another instance of YAT</text:p>
          </table:table-cell>
          <table:table-cell/>
          <table:table-cell table:style-name="ce100" office:value-type="string" calcext:value-type="string">
            <text:p><text:s/>&gt; Always start video with configuratio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<text:span text:style-name="T1">Open another </text:span>terminal on default port again</text:p>
          </table:table-cell>
          <table:table-cell/>
          <table:table-cell table:style-name="ce100" office:value-type="string" calcext:value-type="string">
            <text:p><text:s/>&gt; Always show time as well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[Show Count/Rate]</text:p>
          </table:table-cell>
          <table:table-cell/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Trigger: [AnyLine]</text:p>
            <text:p>Action: [Plot Byte Count/Rate]</text:p>
          </table:table-cell>
          <table:table-cell/>
          <table:table-cell table:style-name="ce100" office:value-type="string" calcext:value-type="string">
            <text:p>Begin of video [Plot Byte Count&amp;Rate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/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<text:span text:style-name="T1">ABCDEFGHIJKLMNOPQRSTUVWXYZ\!(LineRepeat(20))\!(LineInterval(100))</text:span></text:p>
          </table:table-cell>
          <table:table-cell/>
          <table:table-cell table:style-name="ce101"/>
          <table:table-cell table:number-columns-repeated="58"/>
        </table:table-row>
        <table:table-row table:style-name="ro2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Send</text:p>
            <text:p><text:span text:style-name="T1">ABCDEFGHIJKLMNOPQRSTUVWXYZ\!(LineRepeat(20))\!(LineInterval(200))</text:span>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Wait a while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Show legend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Tx terminal</text:p>
          </table:table-cell>
          <table:table-cell office:value-type="string" calcext:value-type="string">
            <text:p>Send again</text:p>
          </table:table-cell>
          <table:table-cell/>
          <table:table-cell table:style-name="ce101"/>
          <table:table-cell table:number-columns-repeated="58"/>
        </table:table-row>
        <table:table-row table:style-name="ro3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Wait a while, then...</text:p>
            <text:p>...[Clear] plot</text:p>
            <text:p>...[Reset Byte/Line Count/Rate]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Tx terminal</text:p>
          </table:table-cell>
          <table:table-cell office:value-type="string" calcext:value-type="string">
            <text:p>Send again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Deactivate automatic action <text:span text:style-name="T14">from within plot form</text:span>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Options</text:p>
          </table:table-cell>
          <table:table-cell table:style-name="ce48"/>
          <table:table-cell office:value-type="string" calcext:value-type="string">
            <text:p>Trigger: ([-+]?\d+)</text:p>
          </table:table-cell>
          <table:table-cell office:value-type="string" calcext:value-type="string">
            <text:p>[Use Text] is silently enabl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Disable [Use Text]</text:p>
          </table:table-cell>
          <table:table-cell office:value-type="string" calcext:value-type="string">
            <text:p>Single error message</text:p>
            <text:p>Trigger is focussed again</text:p>
            <text:p>Invalid part is selected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Delete trigger</text:p>
          </table:table-cell>
          <table:table-cell office:value-type="string" calcext:value-type="string">
            <text:p>Trigger state is neutral again</text:p>
          </table:table-cell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Trigger: Fill-in (\</text:p>
          </table:table-cell>
          <table:table-cell office:value-type="string" calcext:value-type="string">
            <text:p>Trigger state is invalid</text:p>
            <text:p>[Use Text] is enabl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Enable [Use Text]</text:p>
          </table:table-cell>
          <table:table-cell office:value-type="string" calcext:value-type="string">
            <text:p>Trigger state is neutral again</text:p>
            <text:p><text:span text:style-name="T1">[Use Text] is selected</text:span></text:p>
            <text:p><text:span text:style-name="T1">[Regex] is enabled</text:span></text:p>
          </table:table-cell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Enable [Regex] using [Alt+E]</text:p>
          </table:table-cell>
          <table:table-cell office:value-type="string" calcext:value-type="string">
            <text:p>Trigger state is invalid again</text:p>
            <text:p>[Regex] is select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Trigger: Complete with d+)</text:p>
          </table:table-cell>
          <table:table-cell office:value-type="string" calcext:value-type="string">
            <text:p>Trigger state is neutral again</text:p>
            <text:p><text:span text:style-name="T1">[Use Text] is enabled and selected</text:span></text:p>
            <text:p><text:span text:style-name="T1">[Regex] is enabled and selected</text:span>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office:value-type="string" calcext:value-type="string">
            <text:p>Line Chart</text:p>
          </table:table-cell>
          <table:table-cell table:style-name="ce48"/>
          <table:table-cell office:value-type="string" calcext:value-type="string">
            <text:p>Trigger: ([-+]?(?:\d+(?:\.\d*)?|\.\d+))</text:p>
            <text:p>Action: [Line Chart]</text:p>
          </table:table-cell>
          <table:table-cell/>
          <table:table-cell table:style-name="ce100" office:value-type="string" calcext:value-type="string">
            <text:p><text:span text:style-name="T1">Begin of video [Line Char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Line Chart Time Stamp</text:p>
          </table:table-cell>
          <table:table-cell table:style-name="ce48"/>
          <table:table-cell office:value-type="string" calcext:value-type="string">
            <text:p>Action: [Line Chart (X = Time Stamp)]</text:p>
          </table:table-cell>
          <table:table-cell/>
          <table:table-cell table:style-name="ce100" office:value-type="string" calcext:value-type="string">
            <text:p><text:span text:style-name="T1">Begin of video [Line Chart (X = Time Stamp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Histogram</text:p>
          </table:table-cell>
          <table:table-cell table:style-name="ce48"/>
          <table:table-cell office:value-type="string" calcext:value-type="string">
            <text:p>Action: [Histogram (Horizontal)]</text:p>
          </table:table-cell>
          <table:table-cell/>
          <table:table-cell table:style-name="ce100" office:value-type="string" calcext:value-type="string">
            <text:p><text:span text:style-name="T1">Begin of video [Histogram (Horizont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Action: [Histogram (Vertical)]</text:p>
          </table:table-cell>
          <table:table-cell/>
          <table:table-cell table:style-name="ce100" office:value-type="string" calcext:value-type="string">
            <text:p><text:span text:style-name="T1">Begin of video [Histogram (Vertic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Scatter Plot</text:p>
          </table:table-cell>
          <table:table-cell table:style-name="ce48"/>
          <table:table-cell office:value-type="string" calcext:value-type="string">
            <text:p>Action: [Scatter Plot]</text:p>
          </table:table-cell>
          <table:table-cell/>
          <table:table-cell table:style-name="ce100" office:value-type="string" calcext:value-type="string">
            <text:p><text:span text:style-name="T1">Begin of video [Scatter Plo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onfigure [SignalGeneration] script to ADJECENT_RANDOM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office:value-type="string" calcext:value-type="string">
            <text:p>Line Chart</text:p>
          </table:table-cell>
          <table:table-cell table:style-name="ce48"/>
          <table:table-cell office:value-type="string" calcext:value-type="string">
            <text:p>Open terminal on default port again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Open another terminal in another instance of YAT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<text:span text:style-name="T1">[Show Count/Rate]</text:span> in both terminals</text:p>
          </table:table-cell>
          <table:table-cell/>
          <table:table-cell table:style-name="ce100" office:value-type="string" calcext:value-type="string">
            <text:p>Begin of video [Line Chart with enormous data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Trigger: ([-+]?\d+)</text:p>
            <text:p>Action: [Line Chart]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other terminal, send [Plot-6-IntegersEnormous.txt]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Terminal &gt; Break] after a while</text:p>
          </table:table-cell>
          <table:table-cell/>
          <table:table-cell table:style-name="ce100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27">
          <table:table-cell table:number-columns-repeated="2"/>
          <table:table-cell table:style-name="ce48" office:value-type="string" calcext:value-type="string">
            <text:p>Line Chart Time</text:p>
          </table:table-cell>
          <table:table-cell table:style-name="ce48"/>
          <table:table-cell office:value-type="string" calcext:value-type="string">
            <text:p><text:span text:style-name="T95">Action: [Line Chart (X = Time)]</text:span></text:p>
            <text:p/>
            <text:p><text:span text:style-name="T95">Trigger:</text:span></text:p>
            <text:p><text:span text:style-name="T96">(</text:span><text:span text:style-name="T95">(?:(?:19|20)\d\d-(?:0[1-9]|1[012])-(?:0[1-9]|[12]\d|3[01]))</text:span><text:span text:style-name="T97">T</text:span><text:span text:style-name="T98">(?:(?:[01]\d|2[0-3]):[0-5]\d:[0-5]\d)</text:span><text:span text:style-name="T99">)</text:span><text:span text:style-name="T98">\s+([-+]?(?:\d+(?:\.\d*)?|\.\d+))\s+([-+]?\d+)\s+([-+]?\d+)\s+([A-Z]{1})\s+</text:span>([A-Za-z]{3})</text:p>
            <text:p/>
            <text:p><text:span text:style-name="T57">Trigger in use is a modified combination of the predefined patterns:</text:span></text:p>
            <text:p><text:span text:style-name="T96">(</text:span><text:span text:style-name="T98">(?:(?:19|20)\d\d-(?:0[1-9]|1[012])-(?:0[1-9]|[12]\d|3[01]))</text:span><text:span text:style-name="T97">T</text:span><text:span text:style-name="T98">(?:(?:[01]\d|2[0-3]):[0-5]\d:[0-5]\d)</text:span><text:span text:style-name="T99">)</text:span></text:p>
            <text:p><text:span text:style-name="T100">                                                                                                                                                                 </text:span><text:span text:style-name="T101">\s+([-+]?(?:\d+(?:\.\d*)?|\.\d+))</text:span></text:p>
            <text:p><text:span text:style-name="T100">                                                                                                                                                                                                                    </text:span><text:span text:style-name="T101">\s+([-+]?\d+)\s+([-+]?\d+)</text:span></text:p>
            <text:p><text:span text:style-name="T100">                                                                                                                                                                                                                                                                </text:span><text:span text:style-name="T101">\s+([A-Z]{1})\s+([A-Za-z]{3})</text:span>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other terminal, send [Plot-5-CombinedTime.txt]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28">
          <table:table-cell table:number-columns-repeated="2"/>
          <table:table-cell table:style-name="ce48" office:value-type="string" calcext:value-type="string">
            <text:p>Line Chart</text:p>
          </table:table-cell>
          <table:table-cell table:style-name="ce48"/>
          <table:table-cell office:value-type="string" calcext:value-type="string">
            <text:p><text:span text:style-name="T95">Action: [Line Chart]</text:span></text:p>
            <text:p/>
            <text:p><text:span text:style-name="T95">Trigger:</text:span></text:p>
            <text:p><text:span text:style-name="T1">([-+]?(?:\d+(?:\.\d*)?|\.\d+))\s+([-+]?\d+)\s+([-+]?\d+)\s+([A-Z]{1})\s+</text:span>([A-Za-z]{3})</text:p>
            <text:p/>
            <text:p><text:span text:style-name="T57">Trigger in use is a modified combination of the predefined patterns:</text:span></text:p>
            <text:p><text:span text:style-name="T25">([-+]?(?:\d+(?:\.\d*)?|\.\d+))</text:span></text:p>
            <text:p><text:span text:style-name="T100">                                               </text:span><text:span text:style-name="T101">\s+([-+]?\d+)\s+([-+]?\d+)</text:span></text:p>
            <text:p><text:span text:style-name="T100">                                                                                          </text:span><text:span text:style-name="T101">\s+([A-Z]{1})\s+([A-Za-z]{3})</text:span></text:p>
          </table:table-cell>
          <table:table-cell/>
          <table:table-cell table:style-name="ce100" office:value-type="string" calcext:value-type="string">
            <text:p>Begin of video [Line Chart with combined data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other terminal, send [Plot-4-Combined.txt] <text:span text:style-name="T14">multiple times</text:span>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Deactivate</text:p>
          </table:table-cell>
          <table:table-cell table:style-name="ce48"/>
          <table:table-cell office:value-type="string" calcext:value-type="string">
            <text:p>Deactivate automatic action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Link both to [YAT - Test - YAT.Model.Terminal.yacp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6">
          <table:table-cell table:number-columns-repeated="2"/>
          <table:table-cell office:value-type="string" calcext:value-type="string">
            <text:p>Configuration</text:p>
          </table:table-cell>
          <table:table-cell/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">Menu &gt; Send &gt; Automatic Response &gt; Deactivate is disabled</text:span></text:p>
            <text:p><text:span text:style-name="T1">Menu &gt; Send &gt; Automatic Response &gt; Trigger &gt; Use Text is disabled</text:span></text:p>
            <text:p><text:span text:style-name="T1">Tool bar icons are equally disabl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59"/>
        </table:table-row>
        <table:table-row table:style-name="ro4">
          <table:table-cell table:number-columns-repeated="4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  <text:p><text:span text:style-name="T1">Common Regex Capture Patters</text:span>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Note that, while an empty trigger is not, an empty response is valid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[Send Text] = "45"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response is not triggered again</text:p>
            <text:p><text:span text:style-name="T1">Trigger is still highlighted</text:span></text:p>
            <text:p><text:span text:style-name="T1">Former triggers where [Any Line] was active are also highlighted</text:span></text:p>
          </table:table-cell>
          <table:table-cell office:value-type="string" calcext:value-type="string">
            <text:p/>
            <text:p/>
            <text:p>Not perfect, but way good enough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58"/>
        </table:table-row>
        <table:table-row table:style-name="ro3">
          <table:table-cell table:number-columns-repeated="4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<text:span text:style-name="T94">123</text:span> AB <text:span text:style-name="T94">C456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each of the two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all 24 matches</text:span></text:p>
            <text:p><text:span text:style-name="T25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58"/>
        </table:table-row>
        <table:table-row table:style-name="ro3">
          <table:table-cell table:number-columns-repeated="4"/>
          <table:table-cell office:value-type="string" calcext:value-type="string">
            <text:p><text:span text:style-name="T1">Clear sending terminal [Ctrl+L]</text:span></text:p>
            <text:p><text:span text:style-name="T1">Enable [Show Line Numbers]</text:span></text:p>
            <text:p>Enable [Show Length]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48" office:value-type="string" calcext:value-type="string">
            <text:p>Select response = [Predefined Command 1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48" office:value-type="string" calcext:value-type="string">
            <text:p>Select response = [Predefined Command 2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39">...ABC</text:span><text:span text:style-name="T107"> </text:span><text:span text:style-name="T93">is  expected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nd an empty line from the receiving terminal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39">...ABC</text:span><text:span text:style-name="T43"> </text:span><text:span text:style-name="T44">(72) </text:span><text:span text:style-name="T93">is  expected for each responded line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nd a final empty line from the receiving terminal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Select response = Some dedicated command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all 24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Trigger:</text:p>
            <text:p>(\d+)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Response:</text:p>
            <text:p>$1$2$3$4</text:p>
          </table:table-cell>
          <table:table-cell/>
          <table:table-cell office:value-type="string" calcext:value-type="string">
            <text:p>There is a limitation with *Adjust*OptionsSilently():</text:p>
            <text:p>Options are only adjusted on 'SelectedIndexChanged', but not free text, i.e. -1</text:p>
          </table:table-cell>
          <table:table-cell table:number-columns-repeated="58"/>
        </table:table-row>
        <table:table-row table:style-name="ro29">
          <table:table-cell table:number-columns-repeated="4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02">all 10 matches</text:span></text:p>
            <text:p><text:span text:style-name="T1">Automatic response</text:span> is composed from first 4 triggers</text:p>
            <text:p><text:span text:style-name="T25">Trigger is highlighted</text:span></text:p>
          </table:table-cell>
          <table:table-cell office:value-type="string" calcext:value-type="string">
            <text:p><text:span text:style-name="T12">123 ABC 456 789 0DE FGH IJK LMN OPQ RST UVW XYZ 123 ABC 456 789 0DE FGH IJK LMN OPQ RST UVW XYZ</text:span></text:p>
            <text:p><text:span text:style-name="T36">$1$2$3$4</text:span></text:p>
            <text:p><text:span text:style-name="T36">$1$2$3$4</text:span></text:p>
            <text:p><text:span text:style-name="T36">$1$2$3$4</text:span></text:p>
            <text:p><text:span text:style-name="T36">$1$2$3$4</text:span></text:p>
            <text:p><text:span text:style-name="T36">$1$2$3$4</text:span></text:p>
            <text:p><text:span text:style-name="T36">$1$2$3$4</text:span></text:p>
            <text:p><text:span text:style-name="T36">$1$2$3$4</text:span></text:p>
            <text:p><text:span text:style-name="T36">$1$2$3$4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Enable [Replace]</text:p>
          </table:table-cell>
          <table:table-cell table:number-columns-repeated="60"/>
        </table:table-row>
        <table:table-row table:style-name="ro29">
          <table:table-cell table:number-columns-repeated="4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02">all 10 matches</text:span></text:p>
            <text:p><text:span text:style-name="T1">Automatic response</text:span> is composed from first 4 triggers</text:p>
            <text:p><text:span text:style-name="T25">Trigger is highlighted</text:span></text:p>
          </table:table-cell>
          <table:table-cell office:value-type="string" calcext:value-type="string">
            <text:p><text:span text:style-name="T12">123 ABC 456 789 0DE FGH IJK LMN OPQ RST UVW XYZ 123 ABC 456 789 0DE FGH IJK LMN OPQ RST UVW XYZ</text:span></text:p>
            <text:p><text:span text:style-name="T36">1234567890</text:span></text:p>
            <text:p><text:span text:style-name="T36">1234567890</text:span></text:p>
            <text:p><text:span text:style-name="T36">1234567890</text:span></text:p>
            <text:p><text:span text:style-name="T36">1234567890</text:span></text:p>
            <text:p><text:span text:style-name="T36">1234567890</text:span></text:p>
            <text:p><text:span text:style-name="T36">1234567890</text:span></text:p>
            <text:p><text:span text:style-name="T36">1234567890</text:span></text:p>
            <text:p><text:span text:style-name="T36">1234567890</text:span></text:p>
          </table:table-cell>
          <table:table-cell table:number-columns-repeated="58"/>
        </table:table-row>
        <table:table-row table:style-name="ro6">
          <table:table-cell table:number-columns-repeated="4"/>
          <table:table-cell office:value-type="string" calcext:value-type="string">
            <text:p>Response:</text:p>
            <text:p>$0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02">all 10 matches</text:span></text:p>
            <text:p><text:span text:style-name="T1">Automatic response</text:span> contains <text:span text:style-name="T103">error message</text:span></text:p>
            <text:p><text:span text:style-name="T25">Trigger is highlighted</text:span></text:p>
          </table:table-cell>
          <table:table-cell table:style-name="ce102" office:value-type="string" calcext:value-type="string">
            <text:p>[Automatic response replacement error: Invalid replacement number 0 ($0) was requested! Number must be must be a positive integral value (1, 2,...).]4567890</text:p>
          </table:table-cell>
          <table:table-cell table:number-columns-repeated="58"/>
        </table:table-row>
        <table:table-row table:style-name="ro6">
          <table:table-cell table:number-columns-repeated="4"/>
          <table:table-cell office:value-type="string" calcext:value-type="string">
            <text:p>Response:</text:p>
            <text:p>$99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02">all 10 matches</text:span></text:p>
            <text:p><text:span text:style-name="T1">Automatic response</text:span> contains <text:span text:style-name="T103">error message</text:span></text:p>
            <text:p><text:span text:style-name="T25">Trigger is highlighted</text:span></text:p>
          </table:table-cell>
          <table:table-cell table:style-name="ce102" office:value-type="string" calcext:value-type="string">
            <text:p>[Automatic response replacement error: Invalid replacement number 99 ($99) was requested but trigger only contains 8 captures!]4567890</text:p>
          </table:table-cell>
          <table:table-cell table:number-columns-repeated="58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/>
          <table:table-cell office:value-type="string" calcext:value-type="string">
            <text:p>Deactivate automatic response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response in tool ba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table:style-name="ce48" office:value-type="string" calcext:value-type="string">
            <text:p>Filter/Suppr.</text:p>
          </table:table-cell>
          <table:table-cell table:style-name="ce48"/>
          <table:table-cell office:value-type="string" calcext:value-type="string">
            <text:p>Start MT-SICS simulation incl. Frontend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Create and start AutoSocket connected to the MT-SICS simulation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[Show Count/Rate]</text:p>
            <text:p>[Show Line Numbers]</text:p>
          </table:table-cell>
          <table:table-cell table:number-columns-repeated="60"/>
        </table:table-row>
        <table:table-row table:style-name="ro17">
          <table:table-cell table:number-columns-repeated="4"/>
          <table:table-cell office:value-type="string" calcext:value-type="string">
            <text:p>Start SIR</text:p>
          </table:table-cell>
          <table:table-cell table:style-name="ce91" office:value-type="string" calcext:value-type="string">
            <text:p><text:span text:style-name="T104">   1 </text:span><text:span text:style-name="T105">S S       0.00 g</text:span></text:p>
            <text:p><text:span text:style-name="T104">   2 </text:span><text:span text:style-name="T105">S S       0.00 g</text:span></text:p>
            <text:p><text:span text:style-name="T104">   3 </text:span><text:span text:style-name="T105">S S       0.00 g</text:span></text:p>
            <text:p><text:span text:style-name="T106">...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how automatic action in tool bar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Select trigger = "S D"</text:p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59"/>
        </table:table-row>
        <table:table-row table:style-name="ro30">
          <table:table-cell table:number-columns-repeated="4"/>
          <table:table-cell office:value-type="string" calcext:value-type="string">
            <text:p>Change simulated value</text:p>
          </table:table-cell>
          <table:table-cell table:style-name="ce91" office:value-type="string" calcext:value-type="string">
            <text:p><text:span text:style-name="T104">...</text:span></text:p>
            <text:p><text:span text:style-name="T104"> 101 </text:span><text:span text:style-name="T105">S D       ?.?? g</text:span></text:p>
            <text:p><text:span text:style-name="T104"> 102 </text:span><text:span text:style-name="T105">S D       ?.?? g</text:span></text:p>
            <text:p><text:span text:style-name="T104"> 103 </text:span><text:span text:style-name="T105">S D       ?.?? g</text:span></text:p>
            <text:p><text:span text:style-name="T106">...</text:span></text:p>
            <text:p><text:span text:style-name="T25">Responses are no longer shown once stable again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action = [Suppress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30">
          <table:table-cell table:number-columns-repeated="4"/>
          <table:table-cell office:value-type="string" calcext:value-type="string">
            <text:p>Change simulated value</text:p>
          </table:table-cell>
          <table:table-cell table:style-name="ce91" office:value-type="string" calcext:value-type="string">
            <text:p><text:span text:style-name="T25">Responses are no longer shown when unstable</text:span></text:p>
            <text:p><text:span text:style-name="T104">...</text:span></text:p>
            <text:p><text:span text:style-name="T104"> 201 </text:span><text:span text:style-name="T105">S S       ?.?? g</text:span></text:p>
            <text:p><text:span text:style-name="T104"> 202 </text:span><text:span text:style-name="T105">S S       ?.?? g</text:span></text:p>
            <text:p><text:span text:style-name="T104"> 203 </text:span><text:span text:style-name="T105">S S       ?.?? g</text:span></text:p>
            <text:p><text:span text:style-name="T106">...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action = [None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/>
          <table:table-cell office:value-type="string" calcext:value-type="string">
            <text:p>Stop SI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 table:number-rows-repeated="65420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YAT.View" table:style-name="ta1" table:print="false">
        <table:table-column table:style-name="co9" table:default-cell-style-name="ce45"/>
        <table:table-column table:style-name="co33" table:default-cell-style-name="ce45"/>
        <table:table-column table:style-name="co7" table:default-cell-style-name="ce45"/>
        <table:table-column table:style-name="co34" table:default-cell-style-name="ce45"/>
        <table:table-column table:style-name="co35" table:default-cell-style-name="ce45"/>
        <table:table-column table:style-name="co36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103" office:value-type="string" calcext:value-type="string">
            <text:p>Doesn't work anymore !!! VT-x is required for latest VirtualBox !!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58"/>
        </table:table-row>
        <table:table-row table:style-name="ro1" table:number-rows-repeated="6549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Main" table:style-name="ta1" table:print="false">
        <table:table-column table:style-name="co9" table:default-cell-style-name="ce45"/>
        <table:table-column table:style-name="co37" table:default-cell-style-name="ce45"/>
        <table:table-column table:style-name="co38" table:default-cell-style-name="ce45"/>
        <table:table-column table:style-name="co39" table:default-cell-style-name="ce45"/>
        <table:table-column table:style-name="co40" table:default-cell-style-name="ce45"/>
        <table:table-column table:style-name="co41" table:default-cell-style-name="ce45"/>
        <table:table-column table:style-name="co7" table:number-columns-repeated="1018" table:default-cell-style-name="ce4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File &gt; Preferences... &gt; Defaults...] + [OK]</text:p>
          </table:table-cell>
          <table:table-cell/>
          <table:table-cell office:value-type="string" calcext:value-type="string">
            <text:p><text:span text:style-name="T1">Will also default the &lt;MainWindow&gt; section in In LocalUserSettings.xml</text:span></text:p>
            <text:p>Required to get a normal = non-maximized window</text:p>
            <text:p/>
            <text:p>(A maximized window would revert the automatic layout when</text:p>
            <text:p><text:span text:style-name="T108"> moving below, due to a limitation with '</text:span><text:span text:style-name="T109">FormWindowState</text:span><text:span text:style-name="T110">.Maximized</text:span><text:span text:style-name="T111">'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 again</text:p>
          </table:table-cell>
          <table:table-cell office:value-type="string" calcext:value-type="string">
            <text:p>YAT shows the welcome screen</text:p>
            <text:p>YAT is started within visible screen</text:p>
            <text:p><text:span text:style-name="T1">YAT is started with normal layout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changed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 verticall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9" table:default-cell-style-name="ce45"/>
        <table:table-column table:style-name="co42" table:default-cell-style-name="ce45"/>
        <table:table-column table:style-name="co43" table:default-cell-style-name="ce45"/>
        <table:table-column table:style-name="co44" table:default-cell-style-name="ce45"/>
        <table:table-column table:style-name="co45" table:default-cell-style-name="ce45"/>
        <table:table-column table:style-name="co46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dit while close/open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07" office:value-type="string" calcext:value-type="string">
            <text:p>Modify the text</text:p>
          </table:table-cell>
          <table:table-cell table:style-name="ce48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Single line 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  <text:p><text:span text:style-name="T1">Text gets completely selected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48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48"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8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8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[Ctrl+Shift+I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Default"/>
          <table:table-cell table:style-name="ce48"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Open recent drop-down</text:p>
          </table:table-cell>
          <table:table-cell table:style-name="ce48" office:value-type="string" calcext:value-type="string">
            <text:p>Backspace are shown as &lt;BS&gt;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Exit YAT</text:p>
          </table:table-cell>
          <table:table-cell table:style-name="ce48" table:number-columns-repeated="2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Start YAT again</text:p>
          </table:table-cell>
          <table:table-cell table:style-name="ce48"/>
          <table:table-cell table:style-name="ce48" office:value-type="string" calcext:value-type="string">
            <text:p>Ensure that control char recents such as backspace properly handle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Open recent drop-down</text:p>
          </table:table-cell>
          <table:table-cell table:style-name="ce48" office:value-type="string" calcext:value-type="string">
            <text:p>Backspace are shown as &lt;BS&gt;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Select one of the recents</text:p>
          </table:table-cell>
          <table:table-cell table:style-name="ce48" table:number-columns-repeated="2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Change that recent</text:p>
          </table:table-cell>
          <table:table-cell table:style-name="ce48" table:number-columns-repeated="2"/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48"/>
          <table:table-cell table:number-columns-repeated="58"/>
        </table:table-row>
        <table:table-row table:style-name="ro2">
          <table:table-cell table:number-columns-repeated="3"/>
          <table:table-cell table:style-name="ce48" office:value-type="string" calcext:value-type="string">
            <text:p>Open recent drop-down</text:p>
          </table:table-cell>
          <table:table-cell table:style-name="ce48" office:value-type="string" calcext:value-type="string">
            <text:p>Just selected recent still there</text:p>
            <text:p>New recent added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table:style-name="ce48"/>
          <table:table-cell table:number-columns-repeated="6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/>
          <table:table-cell office:value-type="string" calcext:value-type="string">
            <text:p>Import instead of link to be able to modify (and restore modified) command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48"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/>
          <table:table-cell office:value-type="string" calcext:value-type="string">
            <text:p>[Shift+F&lt;i&gt;]</text:p>
          </table:table-cell>
          <table:table-cell table:style-name="ce48" office:value-type="string" calcext:value-type="string">
            <text:p>Text gets sent</text:p>
            <text:p>"Send Text" still contains changed recen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8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[Shift+F&lt;i&gt;]</text:p>
          </table:table-cell>
          <table:table-cell table:style-name="ce48"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table:style-name="ce48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48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48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48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48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48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/>
          <table:table-cell table:number-columns-repeated="60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Byte/Line Count'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"A\!(LineRepeat)"</text:p>
          </table:table-cell>
          <table:table-cell office:value-type="string" calcext:value-type="string">
            <text:p>Rates must be at least 15000/s | 5000/s</text:p>
          </table:table-cell>
          <table:table-cell office:value-type="string" calcext:value-type="string">
            <text:p><text:span text:style-name="T1">YAT 2.4.0 ~ 15000/s | 5000/s</text:span></text:p>
            <text:p>YAT 2.1.0 ~ 15000/s | 5000/s</text:p>
            <text:p>(<text:span text:style-name="T1">YAT 2.0.0 was 12000/s | 4000/s, earlier versions even slower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"A\!(LineRepeat)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Terminal &gt; Break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[F4]</text:p>
          </table:table-cell>
          <table:table-cell office:value-type="string" calcext:value-type="string">
            <text:p>File is sent</text:p>
          </table:table-cell>
          <table:table-cell office:value-type="string" calcext:value-type="string">
            <text:p>Takes just a few seconds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ress Line</text:p>
          </table:table-cell>
          <table:table-cell table:style-name="ce48" office:value-type="string" calcext:value-type="string">
            <text:p>Send "\!-SendFiles\Stress-7-EnormousLine.txt"</text:p>
          </table:table-cell>
          <table:table-cell table:style-name="ce48" office:value-type="string" calcext:value-type="string">
            <text:p>Works without issues</text:p>
            <text:p><text:span text:style-name="T1">Complete line is sent and received</text:span></text:p>
            <text:p>Line exceed warning is output in the monitor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Clear the monitors</text:p>
          </table:table-cell>
          <table:table-cell table:style-name="ce48"/>
          <table:table-cell table:number-columns-repeated="59"/>
        </table:table-row>
        <table:table-row table:style-name="ro1">
          <table:table-cell table:number-columns-repeated="3"/>
          <table:table-cell table:style-name="ce48" table:number-columns-repeated="2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48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48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48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48" office:value-type="string" calcext:value-type="string">
            <text:p>Lines include the stated number of chars</text:p>
            <text:p>No empty lin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43">   </text:span><text:span text:style-name="T44"> </text:span><text:span text:style-name="T112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2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60"/>
        </table:table-row>
        <table:table-row table:style-name="ro3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&lt;LF&gt;</text:span><text:span text:style-name="T113"> </text:span><text:span text:style-name="T44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4">(&lt;&lt;)</text:span><text:span text:style-name="T7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43">   </text:span><text:span text:style-name="T44"> </text:span><text:span text:style-name="T112">    in receiving terminal</text:span></text:p>
          </table:table-cell>
          <table:table-cell table:number-columns-repeated="59"/>
        </table:table-row>
        <table:table-row table:style-name="ro2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43"> </text:span><text:span text:style-name="T44">(1)</text:span><text:span text:style-name="T112">    in receiving terminal</text:span></text:p>
            <text:p><text:span text:style-name="T64">(&lt;&lt;)</text:span><text:span text:style-name="T7"> </text:span><text:span text:style-name="T42">X</text:span><text:span text:style-name="T67">&lt;CR&gt;&lt;LF&gt;</text:span><text:span text:style-name="T35"> </text:span><text:span text:style-name="T5">(3)</text:span></text:p>
          </table:table-cell>
          <table:table-cell table:number-columns-repeated="59"/>
        </table:table-row>
        <table:table-row table:style-name="ro32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43"> </text:span><text:span text:style-name="T44">(1)</text:span><text:span text:style-name="T112">    in receiving terminal</text:span></text:p>
            <text:p><text:span text:style-name="T64">(&lt;&lt;)</text:span><text:span text:style-name="T7"> </text:span><text:span text:style-name="T42">X</text:span><text:span text:style-name="T67">&lt;CR&gt;&lt;LF&gt;</text:span><text:span text:style-name="T35"> </text:span><text:span text:style-name="T5">(3)</text:span></text:p>
            <text:p><text:span text:style-name="T15">(&gt;&gt;)</text:span><text:span text:style-name="T16"> </text:span><text:span text:style-name="T114">&lt;CR&gt;&lt;LF&gt;</text:span><text:span text:style-name="T16"> </text:span><text:span text:style-name="T41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58"/>
        </table:table-row>
        <table:table-row table:style-name="ro33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45">A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</text:p>
            <text:p><text:span text:style-name="T15">(&lt;&lt;)</text:span><text:span text:style-name="T16"> </text:span><text:span text:style-name="T45">B</text:span><text:span text:style-name="T43"> </text:span><text:span text:style-name="T44">(1)</text:span>    in sending terminal</text:p>
            <text:p/>
            <text:p><text:span text:style-name="T15">(&gt;&gt;)</text:span><text:span text:style-name="T16"> </text:span><text:span text:style-name="T17">A</text:span><text:span text:style-name="T43"> </text:span><text:span text:style-name="T44">(1)</text:span><text:span text:style-name="T112">   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CR&gt;&lt;LF&gt;</text:span><text:span text:style-name="T16"> </text:span><text:span text:style-name="T4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</table:table-cell>
          <table:table-cell table:number-columns-repeated="59"/>
        </table:table-row>
        <table:table-row table:style-name="ro3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45">A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</text:p>
            <text:p><text:span text:style-name="T15">(&lt;&lt;)</text:span><text:span text:style-name="T16"> </text:span><text:span text:style-name="T45">B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    in sending terminal</text:p>
            <text:p/>
            <text:p><text:span text:style-name="T15">(&gt;&gt;)</text:span><text:span text:style-name="T16"> </text:span><text:span text:style-name="T17">A</text:span><text:span text:style-name="T43"> </text:span><text:span text:style-name="T44">(1)</text:span><text:span text:style-name="T112">   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CR&gt;&lt;LF&gt;</text:span><text:span text:style-name="T16"> </text:span><text:span text:style-name="T4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</table:table-cell>
          <table:table-cell table:number-columns-repeated="59"/>
        </table:table-row>
        <table:table-row table:style-name="ro35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45">A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</text:p>
            <text:p><text:span text:style-name="T15">(&lt;&lt;)</text:span><text:span text:style-name="T16"> </text:span><text:span text:style-name="T45">B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</text:p>
            <text:p><text:span text:style-name="T15">(&lt;&lt;)</text:span><text:span text:style-name="T16">  </text:span><text:span text:style-name="T41">(0) </text:span>    in sending terminal</text:p>
            <text:p/>
            <text:p><text:span text:style-name="T15">(&gt;&gt;)</text:span><text:span text:style-name="T16"> </text:span><text:span text:style-name="T17">A</text:span><text:span text:style-name="T43"> </text:span><text:span text:style-name="T44">(1)</text:span><text:span text:style-name="T112">   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CR&gt;&lt;LF&gt;</text:span><text:span text:style-name="T16"> </text:span><text:span text:style-name="T4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CR&gt;&lt;LF&gt;</text:span><text:span text:style-name="T16"> </text:span><text:span text:style-name="T41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36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45">A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</text:p>
            <text:p><text:span text:style-name="T15">(&lt;&lt;)</text:span><text:span text:style-name="T16"> </text:span><text:span text:style-name="T45">B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</text:p>
            <text:p><text:span text:style-name="T15">(&lt;&lt;)</text:span><text:span text:style-name="T16">  </text:span><text:span text:style-name="T41">(0)</text:span></text:p>
            <text:p><text:span text:style-name="T15">(&lt;&lt;)</text:span><text:span text:style-name="T16"> </text:span><text:span text:style-name="T45">B</text:span><text:span text:style-name="T43"> </text:span><text:span text:style-name="T44">(1)</text:span>    in sending terminal</text:p>
            <text:p/>
            <text:p><text:span text:style-name="T15">(&gt;&gt;)</text:span><text:span text:style-name="T16"> </text:span><text:span text:style-name="T17">A</text:span><text:span text:style-name="T43"> </text:span><text:span text:style-name="T44">(1)</text:span><text:span text:style-name="T112">   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CR&gt;&lt;LF&gt;</text:span><text:span text:style-name="T16"> </text:span><text:span text:style-name="T4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CR&gt;&lt;LF&gt;</text:span><text:span text:style-name="T16"> </text:span><text:span text:style-name="T4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4">(&lt;&lt;)</text:span><text:span text:style-name="T7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43">   </text:span><text:span text:style-name="T44"> </text:span><text:span text:style-name="T112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2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3"> </text:span><text:span text:style-name="T44">(2)</text:span><text:span text:style-name="T112">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60"/>
        </table:table-row>
        <table:table-row table:style-name="ro3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3"> </text:span><text:span text:style-name="T44">(2)</text:span><text:span text:style-name="T116"> </text:span><text:span text:style-name="T112">in receiving terminal</text:span></text:p>
            <text:p><text:span text:style-name="T117">(&lt;&lt;)</text:span><text:span text:style-name="T118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LF&gt;</text:span><text:span text:style-name="T16"> </text:span><text:span text:style-name="T41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58"/>
        </table:table-row>
        <table:table-row table:style-name="ro33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</text:p>
            <text:p><text:span text:style-name="T64">(&lt;&lt;)</text:span><text:span text:style-name="T7"> </text:span><text:span text:style-name="T42">B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3"> </text:span><text:span text:style-name="T44">(2)</text:span><text:span text:style-name="T116"> </text:span><text:span text:style-name="T112">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LF&gt;</text:span><text:span text:style-name="T16"> </text:span><text:span text:style-name="T41">(1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 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14">&lt;CR&gt; </text:span><text:span text:style-name="T119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58"/>
        </table:table-row>
        <table:table-row table:style-name="ro3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14">&lt;CR&gt;</text:span><text:span text:style-name="T16"> </text:span><text:span text:style-name="T41">(1)</text:span><text:span text:style-name="T119"> 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</table:table-cell>
          <table:table-cell office:value-type="string" calcext:value-type="string">
            <text:p>Pending &lt;CR&gt; must not be shown as empty line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60"/>
        </table:table-row>
        <table:table-row table:style-name="ro3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    in sending terminal</text:p>
            <text:p><text:span text:style-name="T15">(&lt;&lt;)</text:span><text:span text:style-name="T16">  </text:span><text:span text:style-name="T41">(0)</text:span></text:p>
            <text:p/>
            <text:p><text:span text:style-name="T15">(&gt;&gt;)</text:span><text:span text:style-name="T16"> </text:span><text:span text:style-name="T114">&lt;CR&gt;</text:span><text:span text:style-name="T16"> </text:span><text:span text:style-name="T41">(1)</text:span><text:span text:style-name="T119">  in receiving terminal</text:span></text:p>
            <text:p><text:span text:style-name="T117">(&lt;&lt;)</text:span><text:span text:style-name="T118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LF&gt;</text:span><text:span text:style-name="T16"> </text:span><text:span text:style-name="T41">(1)</text:span></text:p>
          </table:table-cell>
          <table:table-cell table:number-columns-repeated="59"/>
        </table:table-row>
        <table:table-row table:style-name="ro33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</text:p>
            <text:p><text:span text:style-name="T15">(&lt;&lt;)</text:span><text:span text:style-name="T16">  </text:span><text:span text:style-name="T41">(0)</text:span></text:p>
            <text:p><text:span text:style-name="T64">(&lt;&lt;)</text:span><text:span text:style-name="T7"> </text:span><text:span text:style-name="T42">B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14">&lt;CR&gt;</text:span><text:span text:style-name="T16"> </text:span><text:span text:style-name="T41">(1)</text:span><text:span text:style-name="T119"> 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LF&gt;</text:span><text:span text:style-name="T16"> </text:span><text:span text:style-name="T41">(1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4">(&lt;&lt;)</text:span><text:span text:style-name="T7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43">   </text:span><text:span text:style-name="T44"> </text:span><text:span text:style-name="T112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2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2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3"> </text:span><text:span text:style-name="T44">(2)</text:span><text:span text:style-name="T112">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60"/>
        </table:table-row>
        <table:table-row table:style-name="ro19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</text:p>
            <text:p><text:span text:style-name="T64">(&lt;&lt;)</text:span><text:span text:style-name="T7"> </text:span><text:span text:style-name="T65">&lt;CR&gt;</text:span><text:span text:style-name="T42">B</text:span><text:span text:style-name="T67">&lt;LF&gt;</text:span>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3"> </text:span><text:span text:style-name="T44">(2)</text:span><text:span text:style-name="T112"> in receiving terminal</text:span></text:p>
            <text:p><text:span text:style-name="T117">(&lt;&lt;)</text:span><text:span text:style-name="T118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7">B</text:span><text:span text:style-name="T18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58"/>
        </table:table-row>
        <table:table-row table:style-name="ro19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</text:p>
            <text:p><text:span text:style-name="T64">(&lt;&lt;)</text:span><text:span text:style-name="T7"> </text:span><text:span text:style-name="T65">&lt;CR&gt;</text:span><text:span text:style-name="T42">B</text:span><text:span text:style-name="T67">&lt;LF&gt;</text:span><text:span text:style-name="T35"> </text:span><text:span text:style-name="T5">(3)</text:span>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3"> </text:span><text:span text:style-name="T44">(2)</text:span><text:span text:style-name="T112"> in receiving terminal</text:span></text:p>
            <text:p><text:span text:style-name="T117">(&lt;&lt;)</text:span><text:span text:style-name="T118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7">B</text:span><text:span text:style-name="T18">&lt;LF&gt;&lt;CR&gt;&lt;LF&gt;</text:span><text:span text:style-name="T113"> </text:span><text:span text:style-name="T44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 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14">&lt;CR&gt; </text:span><text:span text:style-name="T119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58"/>
        </table:table-row>
        <table:table-row table:style-name="ro3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14">&lt;CR&gt;</text:span><text:span text:style-name="T16"> </text:span><text:span text:style-name="T41">(1)</text:span><text:span text:style-name="T119"> 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</table:table-cell>
          <table:table-cell table:number-columns-repeated="59"/>
        </table:table-row>
        <table:table-row table:style-name="ro32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</text:p>
            <text:p><text:span text:style-name="T64">(&lt;&lt;)</text:span><text:span text:style-name="T7"> </text:span><text:span text:style-name="T65">&lt;CR&gt;</text:span><text:span text:style-name="T42">B</text:span><text:span text:style-name="T4"> </text:span><text:span text:style-name="T5">(2)</text:span>  in sending terminal</text:p>
            <text:p/>
            <text:p><text:span text:style-name="T15">(&gt;&gt;)</text:span><text:span text:style-name="T16"> </text:span><text:span text:style-name="T114">&lt;CR&gt;</text:span><text:span text:style-name="T16"> </text:span><text:span text:style-name="T41">(1)</text:span><text:span text:style-name="T119">  in receiving terminal</text:span></text:p>
            <text:p><text:span text:style-name="T117">(&lt;&lt;)</text:span><text:span text:style-name="T118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[Show EOL] in sending terminal</text:p>
          </table:table-cell>
          <table:table-cell office:value-type="string" calcext:value-type="string">
            <text:p><text:span text:style-name="T27">(&lt;&lt;)</text:span><text:span text:style-name="T28"> </text:span><text:span text:style-name="T46">&lt;CR&gt;</text:span><text:span text:style-name="T28"> </text:span><text:span text:style-name="T63">(1)</text:span></text:p>
            <text:p><text:span text:style-name="T27">(&gt;&gt;)</text:span><text:span text:style-name="T28"> </text:span><text:span text:style-name="T29">X</text:span><text:span text:style-name="T30">&lt;CR&gt;&lt;LF&gt;</text:span><text:span text:style-name="T35"> </text:span><text:span text:style-name="T5">(3)</text:span></text:p>
            <text:p><text:span text:style-name="T64">(&lt;&lt;)</text:span><text:span text:style-name="T7"> </text:span><text:span text:style-name="T42">B</text:span><text:span text:style-name="T67">&lt;CR&gt;&lt;LF&gt;</text:span><text:span text:style-name="T35"> </text:span><text:span text:style-name="T5">(3)</text:span></text:p>
          </table:table-cell>
          <table:table-cell office:value-type="string" calcext:value-type="string">
            <text:p>Unconfirmed &lt;CR&gt; becomes visibl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<text:span text:style-name="T1">Create and start 2 'Binary' </text:span>AutoSockets which are interconnected to each other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lso send &lt;CR&gt;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58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Enable [Terminal &gt; Settings... &gt; Advanced... &gt; ASCII &gt; Replace by ASCII]</text:p>
          </table:table-cell>
          <table:table-cell office:value-type="string" calcext:value-type="string">
            <text:p>&lt;CR&gt; become visib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<text:span text:style-name="T1">Keep the 2 'Binary' </text:span>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isable [Break lines on every chun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all kind of binary line break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60"/>
        </table:table-row>
        <table:table-row table:style-name="ro38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48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58"/>
        </table:table-row>
        <table:table-row table:style-name="ro1" table:number-rows-repeated="6544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Settings" table:style-name="ta1" table:print="false">
        <office:forms form:automatic-focus="false" form:apply-design-mode="false"/>
        <table:table-column table:style-name="co9" table:default-cell-style-name="ce45"/>
        <table:table-column table:style-name="co47" table:default-cell-style-name="ce45"/>
        <table:table-column table:style-name="co48" table:default-cell-style-name="ce45"/>
        <table:table-column table:style-name="co25" table:default-cell-style-name="ce45"/>
        <table:table-column table:style-name="co49" table:default-cell-style-name="ce45"/>
        <table:table-column table:style-name="co50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05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105" office:value-type="string" calcext:value-type="string">
            <text:p>Explicitly testing this as the user name is the only non-terminal-settings set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05" office:value-type="string" calcext:value-type="string">
            <text:p>User name is 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defined Settings</text:p>
          </table:table-cell>
          <table:table-cell office:value-type="string" calcext:value-type="string">
            <text:p>Open the 'Predefined'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1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AB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DEF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DEFGH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2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IJ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IJKLM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4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some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NOP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NOPQ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4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Navigate into [Description] but leave unchanged</text:p>
          </table:table-cell>
          <table:table-cell office:value-type="string" calcext:value-type="string">
            <text:p>[Description] stays empt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5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STUV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5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6: Fill-in [Description]</text:p>
          </table:table-cell>
          <table:table-cell office:value-type="string" calcext:value-type="string">
            <text:p>[Description] gets set</text:p>
            <text:p>[Text] stays empty</text:p>
          </table:table-cell>
          <table:table-cell office:value-type="string" calcext:value-type="string">
            <text:p>#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'Predefined' dia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'Predefined' dialog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efine a multi-line command</text:p>
          </table:table-cell>
          <table:table-cell office:value-type="string" calcext:value-type="string">
            <text:p>Description is se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editing a line</text:p>
            <text:p>[OK]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 table:number-rows-repeated="654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Log" table:style-name="ta1" table:print="false">
        <office:forms form:automatic-focus="false" form:apply-design-mode="false"/>
        <table:table-column table:style-name="co9" table:default-cell-style-name="ce45"/>
        <table:table-column table:style-name="co51" table:default-cell-style-name="ce45"/>
        <table:table-column table:style-name="co52" table:default-cell-style-name="ce45"/>
        <table:table-column table:style-name="co39" table:default-cell-style-name="ce45"/>
        <table:table-column table:style-name="co53" table:default-cell-style-name="ce45"/>
        <table:table-column table:style-name="co54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39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  <text:p>                                                            \YAT-Log-&lt;TS&gt;.log has been created</text:p>
          </table:table-cell>
          <table:table-cell office:value-type="string" calcext:value-type="string">
            <text:p/>
            <text:p>Consequence of auto-on featur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108" office:value-type="string" calcext:value-type="string">
            <text:p>Note that the operating system may delay flushing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File is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7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114" office:value-type="string" calcext:value-type="string">
            <text:p><text:span text:style-name="T120">Note that display elements are text-only and no longer contain the underlying typed</text:span></text:p>
            <text:p><text:span text:style-name="T120">information such as the time stamp of the origin. Since the XML schema is strongly-</text:span></text:p>
            <text:p><text:span text:style-name="T120">typed again, the items need to be reconstructed. Not optimal, but simply a trade-off</text:span></text:p>
            <text:p><text:span text:style-name="T120">Between display and log performance. After all, XML logging is probably rarely used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table:number-columns-repeated="59"/>
        </table:table-row>
        <table:table-row table:style-name="ro40">
          <table:table-cell table:number-columns-repeated="3"/>
          <table:table-cell office:value-type="string" calcext:value-type="string">
            <text:p>Change to text editor of former XML file</text:p>
          </table:table-cell>
          <table:table-cell office:value-type="string" calcext:value-type="string">
            <text:p>File gets refreshed</text:p>
            <text:p>File contains transmitted data</text:p>
            <text:p>XML is comp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Open files in hex editor in 'Shared Mode'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office:value-type="string" calcext:value-type="string">
            <text:p>HHD Hex Editor Neo license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114" office:value-type="string" calcext:value-type="string">
            <text:p>Note that raw XML does contain time stamp and origin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40">
          <table:table-cell table:number-columns-repeated="3"/>
          <table:table-cell office:value-type="string" calcext:value-type="string">
            <text:p>Change to text editor of former XML files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 table:number-rows-repeated="6549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Info" table:style-name="ta1" table:print="false">
        <office:forms form:automatic-focus="false" form:apply-design-mode="false"/>
        <table:table-column table:style-name="co9" table:default-cell-style-name="ce45"/>
        <table:table-column table:style-name="co51" table:default-cell-style-name="ce45"/>
        <table:table-column table:style-name="co55" table:default-cell-style-name="ce45"/>
        <table:table-column table:style-name="co56" table:default-cell-style-name="ce45"/>
        <table:table-column table:style-name="co57" table:default-cell-style-name="ce45"/>
        <table:table-column table:style-name="co58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onate</text:p>
          </table:table-cell>
          <table:table-cell office:value-type="string" calcext:value-type="string">
            <text:p>"Help &gt; Donate"</text:p>
          </table:table-cell>
          <table:table-cell office:value-type="string" calcext:value-type="string">
            <text:p>Link 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1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21">st</text:span> line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1">
          <table:table-cell table:number-columns-repeated="3"/>
          <table:table-cell office:value-type="string" calcext:value-type="string">
            <text:p>"Help &gt; About" &gt; Click 1<text:span text:style-name="T121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1">
          <table:table-cell table:number-columns-repeated="3"/>
          <table:table-cell office:value-type="string" calcext:value-type="string">
            <text:p>"Help &gt; About" &gt; Click 1<text:span text:style-name="T121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15"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1">
          <table:table-cell table:number-columns-repeated="3"/>
          <table:table-cell office:value-type="string" calcext:value-type="string">
            <text:p>"Help &gt; About" &gt; Click 1<text:span text:style-name="T121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39">
          <table:table-cell table:number-columns-repeated="3"/>
          <table:table-cell table:style-name="ce115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1">
          <table:table-cell table:number-columns-repeated="3"/>
          <table:table-cell office:value-type="string" calcext:value-type="string">
            <text:p>"Help &gt; About" &gt; Click 1<text:span text:style-name="T121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115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1">
          <table:table-cell table:number-columns-repeated="3"/>
          <table:table-cell office:value-type="string" calcext:value-type="string">
            <text:p>"Help &gt; About" &gt; Click 1<text:span text:style-name="T121">st</text:span> line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1">
          <table:table-cell table:number-columns-repeated="3"/>
          <table:table-cell office:value-type="string" calcext:value-type="string">
            <text:p>"Help &gt; About" &gt; Click slightly above the right end of the 2<text:span text:style-name="T121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3"/>
          <table:table-cell office:value-type="string" calcext:value-type="string">
            <text:p>"Help &gt; About" &gt; Click slightly above the right end of the 3<text:span text:style-name="T121">rd</text:span> line</text:p>
          </table:table-cell>
          <table:table-cell office:value-type="string" calcext:value-type="string">
            <text:p>Repeat steps above, except <text:span text:style-name="T122">[Cancel], [Retry] and [Ignore]</text:span></text:p>
          </table:table-cell>
          <table:table-cell office:value-type="string" calcext:value-type="string">
            <text:p>When YAT has been started from Visual Studio [F5]:</text:p>
            <text:p>Debugger will show the exception =&gt; [Continue]</text:p>
          </table:table-cell>
          <table:table-cell table:number-columns-repeated="58"/>
        </table:table-row>
        <table:table-row table:style-name="ro1" table:number-rows-repeated="654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tallation" table:style-name="ta1" table:print="false">
        <office:forms form:automatic-focus="false" form:apply-design-mode="false"/>
        <table:table-column table:style-name="co9" table:default-cell-style-name="ce45"/>
        <table:table-column table:style-name="co59" table:default-cell-style-name="ce45"/>
        <table:table-column table:style-name="co60" table:default-cell-style-name="ce45"/>
        <table:table-column table:style-name="co61" table:default-cell-style-name="ce45"/>
        <table:table-column table:style-name="co12" table:default-cell-style-name="ce45"/>
        <table:table-column table:style-name="co62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office:value-type="string" calcext:value-type="string">
            <text:p/>
            <text:p/>
            <text:p>In total:</text:p>
            <text:p> &gt; 3 folders</text:p>
            <text:p> &gt; 31 files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116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116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Recent &gt; 'FirstTerminal.yat']</text:p>
          </table:table-cell>
          <table:table-cell office:value-type="string" calcext:value-type="string">
            <text:p>Second terminal must b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2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 table:number-rows-repeated="654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3" table:target-range-address="'YAT.Domain.Terminal'.C106:'YAT.Domain.Terminal'.E107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.00.0000</text:date>, <text:time style:data-style-name="N2" text:time-value="06:53:30.2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43DT16H40M28S</meta:editing-duration>
    <meta:editing-cycles>686</meta:editing-cycles>
    <meta:generator>LibreOffice/6.4.3.2$Windows_X86_64 LibreOffice_project/747b5d0ebf89f41c860ec2a39efd7cb15b54f2d8</meta:generator>
    <dc:date>2021-01-26T11:37:31.170000000</dc:date>
    <meta:print-date>2013-02-02T14:44:49.07</meta:print-date>
    <meta:document-statistic meta:table-count="13" meta:cell-count="2656" meta:object-count="0"/>
    <meta:user-defined meta:name="Info 1"/>
    <meta:user-defined meta:name="Info 2"/>
    <meta:user-defined meta:name="Info 3"/>
    <meta:user-defined meta:name="Info 4"/>
  </office:meta>
</office:document-meta>
</file>